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14EB4B77.png" manifest:media-type="image/png"/>
  <manifest:file-entry manifest:full-path="Pictures/10001EB70000819B00003A65E3238843.svg" manifest:media-type="image/svg+xml"/>
  <manifest:file-entry manifest:full-path="Pictures/10000000000008A80000067E94903FC7.jpg" manifest:media-type="image/jpeg"/>
  <manifest:file-entry manifest:full-path="Pictures/100000010000041D000001DBC942A7B3.png" manifest:media-type="image/png"/>
  <manifest:file-entry manifest:full-path="Pictures/10000001000001090000006F777D4427.png" manifest:media-type="image/png"/>
  <manifest:file-entry manifest:full-path="Pictures/100048B800001B6E00000B78D6AD0773.wmf" manifest:media-type="image/x-wmf"/>
  <manifest:file-entry manifest:full-path="Pictures/10000000000000080000000827EECF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fixed"/>
    <style:font-face style:name="Liberation Mono1"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adornments="Regular" style:font-family-generic="swiss"/>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Default_20_Drawing_20_Style_5f_1">
      <style:graphic-properties svg:stroke-color="#000000" draw:fill-color="#eeeeee" draw:textarea-horizontal-align="justify" draw:textarea-vertical-align="middle" draw:auto-grow-height="false" fo:min-height="8.408cm" fo:min-width="0cm" loext:decorative="false"/>
    </style:style>
    <style:style style:name="gr4" style:family="graphic" style:parent-style-name="Default_20_Drawing_20_Style_5f_1">
      <style:graphic-properties svg:stroke-color="#000000" draw:fill-color="#ffffff" draw:textarea-vertical-align="middle" draw:auto-grow-height="false" fo:min-height="0.85cm" fo:min-width="0.9cm" loext:decorative="false"/>
    </style:style>
    <style:style style:name="gr5" style:family="graphic" style:parent-style-name="Default_20_Drawing_20_Style_5f_1">
      <style:graphic-properties svg:stroke-color="#000000" draw:fill-color="#ffffff" draw:textarea-horizontal-align="justify" draw:textarea-vertical-align="middle" draw:auto-grow-height="false" fo:min-height="1.141cm" fo:min-width="2.513cm" loext:decorative="false"/>
    </style:style>
    <style:style style:name="gr6" style:family="graphic" style:parent-style-name="Default_20_Drawing_20_Style_5f_1">
      <style:graphic-properties svg:stroke-color="#000000" draw:fill-color="#f0e6ff" draw:textarea-horizontal-align="justify" draw:textarea-vertical-align="middle" draw:auto-grow-height="false" draw:shadow="hidden" loext:decorative="false"/>
    </style:style>
    <style:style style:name="gr7" style:family="graphic" style:parent-style-name="Default_20_Drawing_20_Style_5f_1">
      <style:graphic-properties svg:stroke-color="#000000" draw:fill-color="#f0e6ff" draw:opacity="50%" draw:textarea-horizontal-align="justify" draw:textarea-vertical-align="middle" draw:auto-grow-height="false" draw:shadow="hidden" draw:shadow-opacity="50%" loext:decorative="false"/>
    </style:style>
    <style:style style:name="gr8" style:family="graphic" style:parent-style-name="Default_20_Drawing_20_Style_5f_1">
      <style:graphic-properties draw:stroke="none" svg:stroke-color="#000000" draw:fill="none" draw:fill-color="#ffffff" draw:textarea-horizontal-align="left" draw:auto-grow-height="true" draw:auto-grow-width="true" fo:min-height="0.949cm" fo:min-width="2.695cm" loext:decorative="false"/>
      <style:paragraph-properties style:writing-mode="lr-tb"/>
    </style:style>
    <style:style style:name="gr9" style:family="graphic" style:parent-style-name="Default_20_Drawing_20_Style_5f_1">
      <style:graphic-properties draw:stroke="none" svg:stroke-color="#000000" draw:fill="none" draw:fill-color="#ffffff" draw:textarea-horizontal-align="left" draw:auto-grow-height="true" draw:auto-grow-width="true" fo:min-height="0.797cm" fo:min-width="2.229cm" loext:decorative="false"/>
      <style:paragraph-properties style:writing-mode="lr-tb"/>
    </style:style>
    <style:style style:name="gr10" style:family="graphic" style:parent-style-name="Default_20_Drawing_20_Style_5f_1">
      <style:graphic-properties draw:stroke="none" svg:stroke-color="#000000" draw:fill="none" draw:fill-color="#ffffff" draw:textarea-horizontal-align="left" draw:auto-grow-height="true" draw:auto-grow-width="true" fo:min-height="0.475cm" fo:min-width="2.019cm" loext:decorative="false"/>
      <style:paragraph-properties style:writing-mode="lr-tb"/>
    </style:style>
    <style:style style:name="gr11" style:family="graphic" style:parent-style-name="Default_20_Drawing_20_Style_5f_1">
      <style:graphic-properties svg:stroke-color="#000000" draw:fill-color="#ffffff" draw:textarea-horizontal-align="justify" draw:textarea-vertical-align="middle" draw:auto-grow-height="false" fo:min-height="0.564cm" fo:min-width="1.514cm" style:writing-mode="lr-tb" loext:decorative="false"/>
      <style:paragraph-properties style:writing-mode="lr-tb"/>
    </style:style>
    <style:style style:name="gr12" style:family="graphic" style:parent-style-name="Default_20_Drawing_20_Style_5f_1">
      <style:graphic-properties svg:stroke-color="#000000" draw:fill-color="#ffe1ff" draw:opacity="50%" draw:textarea-horizontal-align="justify" draw:textarea-vertical-align="middle" draw:auto-grow-height="false" draw:shadow="hidden" draw:shadow-opacity="50%" loext:decorative="false"/>
    </style:style>
    <style:style style:name="gr13" style:family="graphic" style:parent-style-name="Default_20_Drawing_20_Style_5f_1">
      <style:graphic-properties svg:stroke-color="#000000" draw:fill-color="#ffe1ff" draw:textarea-horizontal-align="justify" draw:textarea-vertical-align="middle" draw:auto-grow-height="false" draw:shadow="hidden" loext:decorative="false"/>
    </style:style>
    <style:style style:name="gr14" style:family="graphic" style:parent-style-name="Default_20_Drawing_20_Style_5f_1">
      <style:graphic-properties draw:stroke="none" svg:stroke-color="#000000" draw:fill="none" draw:fill-color="#ffffff" draw:textarea-horizontal-align="left" draw:auto-grow-height="true" draw:auto-grow-width="true" fo:min-height="0.399cm" fo:min-width="2.407cm" loext:decorative="false"/>
      <style:paragraph-properties style:writing-mode="lr-tb"/>
    </style:style>
    <style:style style:name="gr15" style:family="graphic" style:parent-style-name="Default_20_Drawing_20_Style_5f_1">
      <style:graphic-properties svg:stroke-color="#000000" draw:fill-color="#f0e6ff" draw:textarea-horizontal-align="justify" draw:textarea-vertical-align="middle" draw:auto-grow-height="false" fo:min-height="0.277cm" fo:min-width="0cm" loext:decorative="false"/>
    </style:style>
    <style:style style:name="gr16" style:family="graphic" style:parent-style-name="Default_20_Drawing_20_Style_5f_1">
      <style:graphic-properties svg:stroke-color="#000000" draw:fill="none" draw:fill-color="#ffffff" draw:textarea-horizontal-align="justify" draw:textarea-vertical-align="middle" draw:auto-grow-height="false" fo:min-height="0.277cm" fo:min-width="2.512cm" loext:decorative="false"/>
    </style:style>
    <style:style style:name="gr17" style:family="graphic" style:parent-style-name="objectwithoutfill">
      <style:graphic-properties svg:stroke-width="0.03cm" svg:stroke-color="#3465a4" draw:marker-start-width="0.3cm" draw:marker-end="Arrow_20_concave" draw:marker-end-width="0.17cm" draw:fill="none" draw:textarea-vertical-align="middle" fo:padding-top="0.14cm" fo:padding-bottom="0.14cm" fo:padding-left="0.265cm" fo:padding-right="0.265cm" loext:decorative="false"/>
    </style:style>
    <style:style style:name="gr18" style:family="graphic" style:parent-style-name="Default_20_Drawing_20_Style_5f_1">
      <style:graphic-properties svg:stroke-color="#000000" draw:fill-color="#ffe1ff" draw:textarea-horizontal-align="justify" draw:textarea-vertical-align="middle" draw:auto-grow-height="false" fo:min-height="0.277cm" fo:min-width="0cm" loext:decorative="false"/>
    </style:style>
    <style:style style:name="gr19" style:family="graphic" style:parent-style-name="Default_20_Drawing_20_Style_5f_1">
      <style:graphic-properties svg:stroke-color="#000000" draw:fill-color="#ffffff" draw:textarea-horizontal-align="justify" draw:textarea-vertical-align="middle" draw:auto-grow-height="false" fo:min-height="0.564cm" fo:min-width="2.587cm" style:writing-mode="lr-tb" loext:decorative="false"/>
      <style:paragraph-properties style:writing-mode="lr-tb"/>
    </style:style>
    <style:style style:name="gr20" style:family="graphic" style:parent-style-name="Default_20_Drawing_20_Style_5f_1">
      <style:graphic-properties draw:stroke="solid" svg:stroke-color="#000000" draw:fill-color="#ffffcc" draw:textarea-horizontal-align="justify" draw:textarea-vertical-align="middle" draw:auto-grow-height="false" fo:min-height="0.924cm" fo:min-width="1.704cm" fo:wrap-option="no-wrap" style:writing-mode="lr-tb" loext:decorative="false"/>
      <style:paragraph-properties style:writing-mode="lr-tb"/>
    </style:style>
    <style:style style:name="gr21"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22" style:family="graphic" style:parent-style-name="standard">
      <style:graphic-properties svg:stroke-color="#000000" draw:fill-color="#ffffff" draw:textarea-horizontal-align="justify" draw:textarea-vertical-align="middle" draw:auto-grow-height="false" fo:min-height="8.5cm" fo:min-width="0cm" loext:decorative="false"/>
    </style:style>
    <style:style style:name="gr23" style:family="graphic" style:parent-style-name="standard">
      <style:graphic-properties svg:stroke-color="#000000" draw:fill-color="#ffffff" draw:textarea-vertical-align="middle" draw:auto-grow-height="false" fo:min-height="0.85cm" fo:min-width="0.9cm" loext:decorative="false"/>
    </style:style>
    <style:style style:name="gr24" style:family="graphic" style:parent-style-name="standard">
      <style:graphic-properties svg:stroke-color="#000000" draw:fill-color="#ffffff" draw:textarea-horizontal-align="justify" draw:textarea-vertical-align="middle" draw:auto-grow-height="false" fo:min-height="1.141cm" fo:min-width="2.513cm" loext:decorative="false"/>
    </style:style>
    <style:style style:name="gr25" style:family="graphic" style:parent-style-name="standard">
      <style:graphic-properties svg:stroke-color="#000000" draw:fill-color="#f0e6ff" draw:textarea-horizontal-align="justify" draw:textarea-vertical-align="middle" draw:auto-grow-height="false" draw:shadow="hidden" loext:decorative="false"/>
    </style:style>
    <style:style style:name="gr26" style:family="graphic" style:parent-style-name="standard">
      <style:graphic-properties svg:stroke-color="#000000" draw:fill-color="#f0e6ff" draw:opacity="50%" draw:textarea-horizontal-align="justify" draw:textarea-vertical-align="middle" draw:auto-grow-height="false" draw:shadow="hidden" draw:shadow-opacity="50%"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0.957cm" fo:min-width="3.346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97cm" fo:min-width="2.229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57cm" fo:min-width="3.617cm" loext:decorative="false"/>
      <style:paragraph-properties style:writing-mode="lr-tb"/>
    </style:style>
    <style:style style:name="gr30" style:family="graphic" style:parent-style-name="standard">
      <style:graphic-properties svg:stroke-color="#000000" draw:fill-color="#ffffff" draw:textarea-horizontal-align="justify" draw:textarea-vertical-align="middle" draw:auto-grow-height="false" fo:min-height="0.564cm" fo:min-width="1.514cm" style:writing-mode="lr-tb" loext:decorative="false"/>
      <style:paragraph-properties style:writing-mode="lr-tb"/>
    </style:style>
    <style:style style:name="gr31" style:family="graphic" style:parent-style-name="standard">
      <style:graphic-properties svg:stroke-color="#000000" draw:fill-color="#ffe1ff" draw:opacity="50%" draw:textarea-horizontal-align="justify" draw:textarea-vertical-align="middle" draw:auto-grow-height="false" draw:shadow="hidden" draw:shadow-opacity="50%" loext:decorative="false"/>
    </style:style>
    <style:style style:name="gr32" style:family="graphic" style:parent-style-name="standard">
      <style:graphic-properties svg:stroke-color="#000000" draw:fill-color="#ffe1ff" draw:textarea-horizontal-align="justify" draw:textarea-vertical-align="middle" draw:auto-grow-height="false" draw:shadow="hidden" loext:decorative="false"/>
    </style:style>
    <style:style style:name="gr33" style:family="graphic" style:parent-style-name="standard">
      <style:graphic-properties svg:stroke-color="#000000" draw:fill-color="#ffe1ff" draw:textarea-horizontal-align="justify" draw:textarea-vertical-align="middle" draw:auto-grow-height="false" fo:min-height="0.277cm" fo:min-width="0cm" loext:decorative="false"/>
    </style:style>
    <style:style style:name="gr34" style:family="graphic" style:parent-style-name="standard">
      <style:graphic-properties svg:stroke-color="#000000" draw:fill="none" draw:fill-color="#ffffff" draw:textarea-horizontal-align="justify" draw:textarea-vertical-align="middle" draw:auto-grow-height="false" fo:min-height="0.277cm" fo:min-width="2.512cm" loext:decorative="false"/>
    </style:style>
    <style:style style:name="gr35" style:family="graphic" style:parent-style-name="standard">
      <style:graphic-properties draw:stroke="none" svg:stroke-color="#000000" draw:fill="none" draw:fill-color="#ffffff" draw:textarea-horizontal-align="left" draw:auto-grow-height="true" draw:auto-grow-width="true" fo:min-height="0.399cm" fo:min-width="2.407cm" loext:decorative="false"/>
      <style:paragraph-properties style:writing-mode="lr-tb"/>
    </style:style>
    <style:style style:name="gr36" style:family="graphic" style:parent-style-name="standard">
      <style:graphic-properties svg:stroke-color="#000000" draw:fill-color="#f0e6ff" draw:textarea-horizontal-align="justify" draw:textarea-vertical-align="middle" draw:auto-grow-height="false" fo:min-height="0.277cm" fo:min-width="0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957cm" fo:min-width="2.919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957cm" fo:min-width="2.737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412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238cm" loext:decorative="false"/>
      <style:paragraph-properties style:writing-mode="lr-tb"/>
    </style:style>
    <style:style style:name="gr41" style:family="graphic" style:parent-style-name="standard">
      <style:graphic-properties svg:stroke-color="#000000" draw:fill-color="#ffffff" draw:textarea-horizontal-align="justify" draw:textarea-vertical-align="middle" draw:auto-grow-height="false" fo:min-height="8.408cm" fo:min-width="0cm" loext:decorative="false"/>
    </style:style>
    <style:style style:name="gr42" style:family="graphic" style:parent-style-name="standard">
      <style:graphic-properties svg:stroke-color="#000000" draw:fill-color="#ffffff" draw:textarea-vertical-align="middle" draw:auto-grow-height="false" fo:min-height="0.6cm" fo:min-width="0.35cm" loext:decorative="false"/>
    </style:style>
    <style:style style:name="gr43" style:family="graphic" style:parent-style-name="standard">
      <style:graphic-properties draw:stroke="solid" svg:stroke-color="#000000" draw:fill-color="#ffffcc" draw:textarea-horizontal-align="justify" draw:textarea-vertical-align="middle" draw:auto-grow-height="false" fo:min-height="0.748cm" fo:min-width="1.891cm" fo:wrap-option="no-wrap" style:writing-mode="lr-tb" loext:decorative="false"/>
      <style:paragraph-properties style:writing-mode="lr-tb"/>
    </style:style>
    <style:style style:name="gr44" style:family="graphic">
      <style:graphic-properties style:writing-mode="lr-tb" loext:decorative="false"/>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3.617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957cm" fo:min-width="3.592cm" loext:decorative="false"/>
      <style:paragraph-properties style:writing-mode="lr-tb"/>
    </style:style>
    <style:style style:name="gr47" style:family="graphic" style:parent-style-name="standard">
      <style:graphic-properties svg:stroke-color="#000000" draw:fill="solid" draw:fill-color="#ffe1ff" draw:textarea-horizontal-align="justify" draw:textarea-vertical-align="middle" draw:auto-grow-height="false" draw:shadow="hidden" loext:decorative="false"/>
    </style:style>
    <style:style style:name="gr48" style:family="graphic" style:parent-style-name="standard">
      <style:graphic-properties svg:stroke-color="#000000" draw:fill="solid" draw:fill-color="#ffe1ff" draw:opacity="50%" draw:textarea-horizontal-align="justify" draw:textarea-vertical-align="middle" draw:auto-grow-height="false" draw:shadow="hidden" draw:shadow-opacity="50%" loext:decorative="false"/>
    </style:style>
    <style:style style:name="gr49" style:family="graphic" style:parent-style-name="standard">
      <style:graphic-properties svg:stroke-color="#000000" draw:fill-color="#ffffff" draw:textarea-horizontal-align="justify" draw:textarea-vertical-align="middle" draw:auto-grow-height="false" fo:min-height="7.613cm" fo:min-width="0cm" loext:decorative="false"/>
    </style:style>
    <style:style style:name="gr50" style:family="graphic" style:parent-style-name="standard">
      <style:graphic-properties svg:stroke-color="#000000" draw:fill-color="#ffffff" draw:textarea-horizontal-align="justify" draw:textarea-vertical-align="middle" draw:auto-grow-height="false" fo:min-height="7.717cm" fo:min-width="0cm" loext:decorative="false"/>
    </style:style>
    <style:style style:name="pr1" style:family="presentation" style:parent-style-name="master1_5f_-title" style:list-style-name="L1">
      <style:graphic-properties fo:min-height="3.477cm" loext:decorative="false"/>
      <style:paragraph-properties style:writing-mode="lr-tb"/>
    </style:style>
    <style:style style:name="pr2" style:family="presentation" style:parent-style-name="master1_5f_-notes">
      <style:graphic-properties draw:fill-color="#ffffff" fo:min-height="14.431cm" loext:decorative="false"/>
      <style:paragraph-properties style:writing-mode="lr-tb"/>
    </style:style>
    <style:style style:name="pr3" style:family="presentation" style:parent-style-name="master-title">
      <style:graphic-properties draw:auto-grow-height="true" fo:min-height="1.741cm" loext:decorative="false"/>
      <style:paragraph-properties style:writing-mode="lr-tb"/>
    </style:style>
    <style:style style:name="pr4" style:family="presentation" style:parent-style-name="master-outline1">
      <style:graphic-properties fo:min-height="1.857cm" loext:decorative="false"/>
      <style:paragraph-properties style:writing-mode="lr-tb"/>
    </style:style>
    <style:style style:name="pr5" style:family="presentation" style:parent-style-name="master-notes">
      <style:graphic-properties draw:fill-color="#ffffff" draw:auto-grow-height="true" fo:min-height="13.364cm" loext:decorative="false"/>
      <style:paragraph-properties style:writing-mode="lr-tb"/>
    </style:style>
    <style:style style:name="pr6" style:family="presentation" style:parent-style-name="master-notes">
      <style:graphic-properties draw:fill-color="#ffffff" draw:auto-grow-height="true" fo:min-height="14.121cm" loext:decorative="false"/>
      <style:paragraph-properties style:writing-mode="lr-tb"/>
    </style:style>
    <style:style style:name="pr7" style:family="presentation" style:parent-style-name="master_5f_-title">
      <style:graphic-properties draw:auto-grow-height="true" fo:min-height="3.473cm" loext:decorative="false"/>
      <style:paragraph-properties style:writing-mode="lr-tb"/>
    </style:style>
    <style:style style:name="pr8" style:family="presentation" style:parent-style-name="master_5f_-notes">
      <style:graphic-properties draw:fill-color="#ffffff" draw:auto-grow-height="true" fo:min-height="13.411cm" loext:decorative="false"/>
      <style:paragraph-properties style:writing-mode="lr-tb"/>
    </style:style>
    <style:style style:name="pr9" style:family="presentation" style:parent-style-name="master_5f_-title">
      <style:graphic-properties draw:auto-grow-height="true" fo:min-height="2.057cm" loext:decorative="false"/>
      <style:paragraph-properties style:writing-mode="lr-tb"/>
    </style:style>
    <style:style style:name="pr10" style:family="presentation" style:parent-style-name="master_5f_-outline1">
      <style:graphic-properties fo:min-height="1.857cm" loext:decorative="false"/>
      <style:paragraph-properties style:writing-mode="lr-tb"/>
    </style:style>
    <style:style style:name="pr11" style:family="presentation" style:parent-style-name="master_5f_-notes">
      <style:graphic-properties draw:fill-color="#ffffff" draw:auto-grow-height="true" fo:min-height="15.276cm" loext:decorative="false"/>
      <style:paragraph-properties style:writing-mode="lr-tb"/>
    </style:style>
    <style:style style:name="pr12" style:family="presentation" style:parent-style-name="master-notes">
      <style:graphic-properties draw:fill-color="#ffffff" draw:auto-grow-height="true" fo:min-height="14.721cm" loext:decorative="false"/>
      <style:paragraph-properties style:writing-mode="lr-tb"/>
    </style:style>
    <style:style style:name="pr13" style:family="presentation" style:parent-style-name="master-title">
      <style:graphic-properties fo:min-height="1.741cm" loext:decorative="false"/>
      <style:paragraph-properties style:writing-mode="lr-tb"/>
    </style:style>
    <style:style style:name="pr14" style:family="presentation" style:parent-style-name="master-outline1">
      <style:graphic-properties fo:min-height="14.15cm" loext:decorative="false"/>
      <style:paragraph-properties style:writing-mode="lr-tb"/>
    </style:style>
    <style:style style:name="pr15" style:family="presentation" style:parent-style-name="master-notes">
      <style:graphic-properties draw:fill-color="#ffffff" fo:min-height="13.364cm" loext:decorative="false"/>
      <style:paragraph-properties style:writing-mode="lr-tb"/>
    </style:style>
    <style:style style:name="pr16" style:family="presentation" style:parent-style-name="master-title">
      <style:graphic-properties draw:auto-grow-height="true" fo:min-height="3.473cm" loext:decorative="false"/>
      <style:paragraph-properties style:writing-mode="lr-tb"/>
    </style:style>
    <style:style style:name="pr17" style:family="presentation" style:parent-style-name="master-notes">
      <style:graphic-properties draw:fill-color="#ffffff" draw:auto-grow-height="true" fo:min-height="13.411cm" loext:decorative="false"/>
      <style:paragraph-properties style:writing-mode="lr-tb"/>
    </style:style>
    <style:style style:name="pr18" style:family="presentation" style:parent-style-name="master_5f_-title">
      <style:graphic-properties draw:auto-grow-height="true" fo:min-height="1.737cm" loext:decorative="false"/>
      <style:paragraph-properties style:writing-mode="lr-tb"/>
    </style:style>
    <style:style style:name="pr19" style:family="presentation" style:parent-style-name="master_5f_-notes">
      <style:graphic-properties draw:fill-color="#ffffff" draw:auto-grow-height="true" fo:min-height="15.121cm" loext:decorative="false"/>
      <style:paragraph-properties style:writing-mode="lr-tb"/>
    </style:style>
    <style:style style:name="pr20" style:family="presentation" style:parent-style-name="master-notes">
      <style:graphic-properties draw:fill-color="#ffffff" draw:auto-grow-height="true" fo:min-height="15.121cm" loext:decorative="false"/>
      <style:paragraph-properties style:writing-mode="lr-tb"/>
    </style:style>
    <style:style style:name="pr21" style:family="presentation" style:parent-style-name="master-notes">
      <style:graphic-properties draw:fill-color="#ffffff" draw:auto-grow-height="true" fo:min-height="13.921cm" loext:decorative="false"/>
      <style:paragraph-properties style:writing-mode="lr-tb"/>
    </style:style>
    <style:style style:name="pr22" style:family="presentation" style:parent-style-name="master-notes">
      <style:graphic-properties draw:fill-color="#ffffff" draw:auto-grow-height="true" fo:min-height="14.476cm" loext:decorative="false"/>
      <style:paragraph-properties style:writing-mode="lr-tb"/>
    </style:style>
    <style:style style:name="pr23" style:family="presentation" style:parent-style-name="master-outline1" style:list-style-name="L5">
      <style:graphic-properties fo:min-height="14.15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style:font-name="Liberation Sans1"/>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text-properties fo:color="#c5000b" loext:opacity="100%" fo:font-size="20pt"/>
    </style:style>
    <style:style style:name="P8" style:family="paragraph">
      <style:paragraph-properties fo:margin-top="0cm" fo:margin-bottom="0.4cm"/>
    </style:style>
    <style:style style:name="P9" style:family="paragraph">
      <style:text-properties fo:color="#000000" loext:opacity="100%" fo:font-size="28pt" style:font-size-asian="28pt" style:font-size-complex="28pt"/>
    </style:style>
    <style:style style:name="P10" style:family="paragraph">
      <loext:graphic-properties draw:fill-color="#ffffff"/>
      <style:text-properties fo:font-size="20pt"/>
    </style:style>
    <style:style style:name="P11" style:family="paragraph">
      <style:paragraph-properties fo:margin-top="0cm" fo:margin-bottom="0.406cm"/>
    </style:style>
    <style:style style:name="P12" style:family="paragraph">
      <style:paragraph-properties fo:margin-top="0cm" fo:margin-bottom="0.203cm"/>
    </style:style>
    <style:style style:name="P13" style:family="paragraph">
      <style:paragraph-properties fo:margin-top="0cm" fo:margin-bottom="0.508cm"/>
    </style:style>
    <style:style style:name="P14" style:family="paragraph">
      <style:paragraph-properties fo:margin-top="0cm" fo:margin-bottom="0.2cm"/>
    </style:style>
    <style:style style:name="P15" style:family="paragraph">
      <style:paragraph-properties fo:margin-top="0cm" fo:margin-bottom="0.5cm"/>
    </style:style>
    <style:style style:name="P16" style:family="paragraph">
      <style:text-properties fo:color="#000000" loext:opacity="100%"/>
    </style:style>
    <style:style style:name="P17" style:family="paragraph">
      <style:paragraph-properties fo:margin-left="0cm" fo:margin-right="0cm" fo:margin-top="0cm" fo:margin-bottom="0.2cm" fo:text-indent="0cm"/>
    </style:style>
    <style:style style:name="P18" style:family="paragraph">
      <style:paragraph-properties fo:margin-left="0cm" fo:margin-right="0cm" fo:margin-top="0cm" fo:margin-bottom="0.2cm" fo:text-align="start" fo:text-indent="0cm"/>
    </style:style>
    <style:style style:name="P19" style:family="paragraph">
      <loext:graphic-properties draw:fill-color="#ffffff"/>
      <style:paragraph-properties fo:margin-left="0cm" fo:margin-right="0cm" fo:margin-top="0cm" fo:margin-bottom="0.2cm" fo:text-indent="0cm"/>
      <style:text-properties fo:color="#000000" loext:opacity="100%" fo:font-size="14pt" style:font-size-asian="14pt" style:font-size-complex="14pt"/>
    </style:style>
    <style:style style:name="P20" style:family="paragraph">
      <loext:graphic-properties draw:fill-color="#eeeeee"/>
      <style:paragraph-properties fo:text-align="center"/>
    </style:style>
    <style:style style:name="P21" style:family="paragraph">
      <loext:graphic-properties draw:fill-color="#ffffff"/>
      <style:paragraph-properties fo:text-align="center"/>
    </style:style>
    <style:style style:name="P22" style:family="paragraph">
      <loext:graphic-properties draw:fill-color="#f0e6ff"/>
      <style:paragraph-properties fo:text-align="center"/>
    </style:style>
    <style:style style:name="P23" style:family="paragraph">
      <loext:graphic-properties draw:fill-color="#f0e6ff" draw:opacity="50%"/>
      <style:paragraph-properties fo:text-align="center"/>
    </style:style>
    <style:style style:name="P24" style:family="paragraph">
      <style:paragraph-properties fo:text-align="center"/>
    </style:style>
    <style:style style:name="P25" style:family="paragraph">
      <loext:graphic-properties draw:fill="none" draw:fill-color="#ffffff"/>
      <style:paragraph-properties fo:text-align="center"/>
      <style:text-properties fo:font-size="12pt" style:font-size-asian="12pt" style:font-size-complex="12pt"/>
    </style:style>
    <style:style style:name="P26" style:family="paragraph">
      <style:paragraph-properties fo:text-align="end"/>
    </style:style>
    <style:style style:name="P27" style:family="paragraph">
      <loext:graphic-properties draw:fill="none" draw:fill-color="#ffffff"/>
      <style:paragraph-properties fo:text-align="end"/>
      <style:text-properties fo:font-size="10pt" style:font-size-asian="10pt" style:font-size-complex="10pt"/>
    </style:style>
    <style:style style:name="P28" style:family="paragraph">
      <style:paragraph-properties fo:text-align="center" style:writing-mode="lr-tb"/>
      <style:text-properties fo:font-size="10pt" style:font-size-asian="10pt" style:font-size-complex="10pt"/>
    </style:style>
    <style:style style:name="P29" style:family="paragraph">
      <loext:graphic-properties draw:fill-color="#ffffff"/>
      <style:paragraph-properties fo:text-align="center" style:writing-mode="lr-tb"/>
      <style:text-properties fo:font-size="10pt" style:font-size-asian="10pt" style:font-size-complex="10pt"/>
    </style:style>
    <style:style style:name="P30" style:family="paragraph">
      <loext:graphic-properties draw:fill-color="#ffe1ff" draw:opacity="50%"/>
      <style:paragraph-properties fo:text-align="center"/>
    </style:style>
    <style:style style:name="P31" style:family="paragraph">
      <loext:graphic-properties draw:fill-color="#ffe1ff"/>
      <style:paragraph-properties fo:text-align="center"/>
    </style:style>
    <style:style style:name="P32" style:family="paragraph">
      <loext:graphic-properties draw:fill="none" draw:fill-color="#ffffff"/>
      <style:paragraph-properties fo:text-align="center"/>
      <style:text-properties fo:font-size="10pt" style:font-size-asian="10pt" style:font-size-complex="10pt"/>
    </style:style>
    <style:style style:name="P33" style:family="paragraph">
      <loext:graphic-properties draw:fill="none" draw:fill-color="#ffffff"/>
      <style:paragraph-properties fo:text-align="center"/>
    </style:style>
    <style:style style:name="P34" style:family="paragraph">
      <loext:graphic-properties draw:fill="none"/>
      <style:paragraph-properties fo:text-align="center"/>
    </style:style>
    <style:style style:name="P35" style:family="paragraph">
      <loext:graphic-properties draw:fill="none" draw:fill-color="#ffffff"/>
      <style:paragraph-properties fo:text-align="start"/>
      <style:text-properties fo:font-size="10pt" style:font-size-asian="10pt" style:font-size-complex="10pt"/>
    </style:style>
    <style:style style:name="P36" style:family="paragraph">
      <loext:graphic-properties draw:fill-color="#ffffcc"/>
      <style:paragraph-properties fo:text-align="center" style:writing-mode="lr-tb"/>
      <style:text-properties fo:font-size="10pt" style:font-size-asian="10pt" style:font-size-complex="10pt"/>
    </style:style>
    <style:style style:name="P37" style:family="paragraph">
      <loext:graphic-properties draw:fill-color="#ffffff"/>
      <style:paragraph-properties fo:margin-left="0cm" fo:margin-right="0cm" fo:margin-top="0cm" fo:margin-bottom="0.2cm" fo:text-indent="0cm" loext:tab-stop-distance="0cm">
        <style:tab-stops>
          <style:tab-stop style:position="11.21cm"/>
        </style:tab-stops>
      </style:paragraph-properties>
      <style:text-properties fo:font-size="14pt" style:font-size-asian="14pt" style:font-size-complex="14pt"/>
    </style:style>
    <style:style style:name="P38" style:family="paragraph">
      <style:paragraph-properties fo:margin-top="0cm" fo:margin-bottom="0.2cm" loext:tab-stop-distance="0cm">
        <style:tab-stops>
          <style:tab-stop style:position="11.21cm"/>
        </style:tab-stops>
      </style:paragraph-properties>
    </style:style>
    <style:style style:name="P39" style:family="paragraph">
      <style:paragraph-properties fo:margin-top="0cm" fo:margin-bottom="0.8cm" loext:tab-stop-distance="0cm">
        <style:tab-stops>
          <style:tab-stop style:position="6.988cm"/>
          <style:tab-stop style:position="8.514cm"/>
          <style:tab-stop style:position="15.502cm"/>
          <style:tab-stop style:position="16.994cm"/>
        </style:tab-stops>
      </style:paragraph-properties>
    </style:style>
    <style:style style:name="P40" style:family="paragraph">
      <style:paragraph-properties fo:margin-top="0cm" fo:margin-bottom="0.4cm" loext:tab-stop-distance="0cm">
        <style:tab-stops>
          <style:tab-stop style:position="5.902cm"/>
          <style:tab-stop style:position="8.887cm"/>
          <style:tab-stop style:position="14.484cm"/>
          <style:tab-stop style:position="18.012cm"/>
        </style:tab-stops>
      </style:paragraph-properties>
    </style:style>
    <style:style style:name="P41" style:family="paragraph">
      <style:paragraph-properties fo:margin-top="0cm" fo:margin-bottom="0.3cm" loext:tab-stop-distance="0cm">
        <style:tab-stops>
          <style:tab-stop style:position="8.887cm"/>
          <style:tab-stop style:position="18.012cm"/>
        </style:tab-stops>
      </style:paragraph-properties>
    </style:style>
    <style:style style:name="P42" style:family="paragraph">
      <style:paragraph-properties loext:tab-stop-distance="0cm">
        <style:tab-stops>
          <style:tab-stop style:position="8.514cm"/>
          <style:tab-stop style:position="18.012cm"/>
        </style:tab-stops>
      </style:paragraph-properties>
    </style:style>
    <style:style style:name="P43" style:family="paragraph">
      <style:paragraph-properties fo:margin-top="0cm" fo:margin-bottom="0.5cm" loext:tab-stop-distance="0cm">
        <style:tab-stops>
          <style:tab-stop style:position="8.514cm"/>
          <style:tab-stop style:position="16.994cm"/>
        </style:tab-stops>
      </style:paragraph-properties>
    </style:style>
    <style:style style:name="P44" style:family="paragraph">
      <style:paragraph-properties fo:margin-left="0cm" fo:margin-right="0cm" fo:margin-top="0cm" fo:margin-bottom="0.2cm" fo:text-indent="-0.6cm"/>
    </style:style>
    <style:style style:name="P45" style:family="paragraph">
      <loext:graphic-properties draw:fill-color="#ffffff"/>
      <style:paragraph-properties fo:margin-left="0cm" fo:margin-right="0cm" fo:margin-top="0cm" fo:margin-bottom="0.2cm" fo:text-indent="-0.6cm"/>
      <style:text-properties fo:color="#000000" loext:opacity="100%" fo:font-size="20pt"/>
    </style:style>
    <style:style style:name="P46" style:family="paragraph">
      <loext:graphic-properties draw:fill="none"/>
      <style:paragraph-properties fo:text-align="start"/>
      <style:text-properties style:font-name="Liberation Mono1" fo:font-size="18pt"/>
    </style:style>
    <style:style style:name="P47" style:family="paragraph">
      <style:paragraph-properties fo:margin-top="0cm" fo:margin-bottom="0.5cm" loext:tab-stop-distance="0cm">
        <style:tab-stops>
          <style:tab-stop style:position="11.21cm"/>
        </style:tab-stops>
      </style:paragraph-properties>
    </style:style>
    <style:style style:name="P48" style:family="paragraph">
      <style:paragraph-properties loext:tab-stop-distance="0cm">
        <style:tab-stops>
          <style:tab-stop style:position="11.21cm"/>
        </style:tab-stops>
      </style:paragraph-properties>
    </style:style>
    <style:style style:name="P49" style:family="paragraph">
      <loext:graphic-properties draw:fill-color="#ffffff"/>
      <style:paragraph-properties fo:margin-left="0cm" fo:margin-right="0cm" fo:margin-top="0cm" fo:margin-bottom="0.2cm" fo:text-indent="0cm" loext:tab-stop-distance="0cm">
        <style:tab-stops>
          <style:tab-stop style:position="11.21cm"/>
        </style:tab-stops>
      </style:paragraph-properties>
      <style:text-properties fo:color="#000000" loext:opacity="100%" fo:font-size="14pt" style:font-size-asian="14pt" style:font-size-complex="14pt"/>
    </style:style>
    <style:style style:name="P50" style:family="paragraph">
      <style:paragraph-properties fo:margin-left="1cm" fo:margin-right="0cm" fo:margin-top="0cm" fo:margin-bottom="0.5cm" fo:text-indent="0cm" loext:tab-stop-distance="0cm">
        <style:tab-stops>
          <style:tab-stop style:position="11.21cm"/>
        </style:tab-stops>
      </style:paragraph-properties>
    </style:style>
    <style:style style:name="P51" style:family="paragraph">
      <style:paragraph-properties fo:margin-left="0cm" fo:margin-right="0cm" fo:margin-top="0.508cm" fo:margin-bottom="0.406cm" fo:text-indent="0cm" loext:tab-stop-distance="0cm">
        <style:tab-stops>
          <style:tab-stop style:position="11.21cm"/>
        </style:tab-stops>
      </style:paragraph-properties>
    </style:style>
    <style:style style:name="P52" style:family="paragraph">
      <style:paragraph-properties fo:margin-left="0cm" fo:margin-right="0cm" fo:margin-top="0.508cm" fo:margin-bottom="0.406cm" fo:text-indent="0cm"/>
    </style:style>
    <style:style style:name="P53" style:family="paragraph">
      <style:paragraph-properties fo:margin-left="1cm" fo:margin-right="0cm" fo:margin-top="0cm" fo:margin-bottom="0.2cm" fo:text-indent="0cm" loext:tab-stop-distance="0cm">
        <style:tab-stops>
          <style:tab-stop style:position="11.21cm"/>
        </style:tab-stops>
      </style:paragraph-properties>
    </style:style>
    <style:style style:name="P54" style:family="paragraph">
      <style:paragraph-properties fo:margin-left="1cm" fo:margin-right="0cm" fo:margin-top="0cm" fo:margin-bottom="0.4cm" fo:text-indent="0cm"/>
    </style:style>
    <style:style style:name="P55" style:family="paragraph">
      <loext:graphic-properties draw:fill="none" draw:fill-color="#ffffff"/>
      <style:text-properties fo:font-size="12pt" style:font-size-asian="12pt" style:font-size-complex="12pt"/>
    </style:style>
    <style:style style:name="P56" style:family="paragraph">
      <loext:graphic-properties draw:fill="none" draw:fill-color="#ffffff"/>
      <style:text-properties fo:font-size="10pt" style:font-size-asian="10pt" style:font-size-complex="10pt"/>
    </style:style>
    <style:style style:name="P57" style:family="paragraph">
      <style:paragraph-properties fo:margin-top="0cm" fo:margin-bottom="0cm"/>
    </style:style>
    <style:style style:name="P58" style:family="paragraph">
      <style:text-properties fo:color="#000000" loext:opacity="100%" fo:font-size="22pt" style:font-size-asian="22pt" style:font-size-complex="22pt"/>
    </style:style>
    <style:style style:name="P59" style:family="paragraph">
      <loext:graphic-properties draw:fill="none" draw:fill-color="#ffffff"/>
    </style:style>
    <style:style style:name="P60" style:family="paragraph">
      <loext:graphic-properties draw:fill="none" draw:fill-color="#ffffff"/>
      <style:paragraph-properties fo:text-align="start"/>
    </style:style>
    <style:style style:name="P61" style:family="paragraph">
      <loext:graphic-properties draw:fill-color="#ffffff"/>
      <style:paragraph-properties fo:margin-left="0cm" fo:margin-right="0cm" fo:margin-top="0cm" fo:margin-bottom="0.2cm" fo:text-indent="-0.6cm"/>
      <style:text-properties fo:font-size="14pt" style:font-size-asian="14pt" style:font-size-complex="14pt"/>
    </style:style>
    <style:style style:name="P62" style:family="paragraph">
      <loext:graphic-properties draw:fill="solid" draw:fill-color="#ffe1ff"/>
      <style:paragraph-properties fo:text-align="center"/>
    </style:style>
    <style:style style:name="P63" style:family="paragraph">
      <loext:graphic-properties draw:fill="solid" draw:fill-color="#ffe1ff" draw:opacity="50%"/>
      <style:paragraph-properties fo:text-align="center"/>
    </style:style>
    <style:style style:name="P64" style:family="paragraph">
      <loext:graphic-properties draw:fill-color="#ffffff"/>
    </style:style>
    <style:style style:name="P65" style:family="paragraph">
      <style:paragraph-properties fo:margin-top="0cm" fo:margin-bottom="0.3cm"/>
    </style:style>
    <style:style style:name="P66" style:family="paragraph">
      <style:paragraph-properties fo:margin-top="0cm" fo:margin-bottom="0.2cm"/>
      <style:text-properties fo:color="#000000" loext:opacity="100%" fo:font-size="26pt" style:font-size-asian="26pt" style:font-size-complex="26pt"/>
    </style:style>
    <style:style style:name="P67" style:family="paragraph">
      <loext:graphic-properties draw:fill-color="#ffffff"/>
      <style:paragraph-properties fo:margin-left="0cm" fo:margin-right="0cm" fo:margin-top="0cm" fo:margin-bottom="0.2cm" fo:text-indent="0cm"/>
      <style:text-properties fo:color="#000000" loext:opacity="100%" style:font-name="Liberation Sans5" fo:font-size="14pt" style:font-size-asian="14pt" style:font-size-complex="14pt"/>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 fo:font-size="14pt" fo:language="ru" fo:country="RU" style:font-name-asian="Liberation Sans" style:font-size-asian="14pt" style:font-name-complex="Liberation Sans"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style:font-name="Liberation Serif" fo:font-size="28pt" fo:language="ru" fo:country="RU" fo:font-style="normal" style:font-size-asian="28pt" style:font-style-asian="normal" style:font-size-complex="28pt" style:font-style-complex="normal"/>
    </style:style>
    <style:style style:name="T13" style:family="text">
      <style:text-properties fo:color="#000000" loext:opacity="100%" style:font-name="Liberation Serif" fo:font-size="22pt" fo:language="ru" fo:country="RU" fo:font-style="normal" style:font-size-asian="22pt" style:font-style-asian="normal" style:font-size-complex="22pt" style:font-style-complex="normal"/>
    </style:style>
    <style:style style:name="T14" style:family="text">
      <style:text-properties fo:color="#000000" loext:opacity="100%" fo:language="ru" fo:country="RU"/>
    </style:style>
    <style:style style:name="T15" style:family="text">
      <style:text-properties fo:color="#000000" loext:opacity="100%" style:font-name="Liberation Serif" fo:font-size="22pt" fo:language="ru" fo:country="RU" fo:font-style="normal" fo:font-weight="normal" style:font-size-asian="22pt" style:font-style-asian="normal" style:font-weight-asian="normal" style:font-size-complex="22pt" style:font-style-complex="normal" style:font-weight-complex="normal"/>
    </style:style>
    <style:style style:name="T16" style:family="text">
      <style:text-properties fo:color="#000000" loext:opacity="100%" fo:font-size="14pt" fo:language="ru" fo:country="RU" style:font-size-asian="14pt" style:font-size-complex="14pt"/>
    </style:style>
    <style:style style:name="T17" style:family="text">
      <style:text-properties fo:color="#000000" loext:opacity="100%" fo:font-size="14pt" fo:language="ru" fo:country="RU" fo:font-style="italic" style:font-size-asian="14pt" style:font-style-asian="italic" style:font-size-complex="14pt" style:font-style-complex="italic"/>
    </style:style>
    <style:style style:name="T18" style:family="text">
      <style:text-properties fo:font-variant="normal" fo:text-transform="none" fo:color="#000000" loext:opacity="10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9" style:family="text">
      <style:text-properties fo:color="#000000" loext:opacity="100%" fo:font-size="14pt" fo:language="ru" fo:country="RU" style:text-underline-style="solid" style:text-underline-width="auto" style:text-underline-color="font-color" style:font-size-asian="14pt" style:font-size-complex="14pt"/>
    </style:style>
    <style:style style:name="T20" style:family="text">
      <style:text-properties fo:font-size="12pt" fo:language="ru" fo:country="RU" style:font-size-asian="12pt" style:font-size-complex="12pt"/>
    </style:style>
    <style:style style:name="T21" style:family="text">
      <style:text-properties fo:font-size="10pt" style:font-size-asian="10pt" style:font-size-complex="10pt"/>
    </style:style>
    <style:style style:name="T22" style:family="text">
      <style:text-properties fo:font-size="10pt" fo:language="ru" fo:country="RU" style:font-size-asian="10pt" style:font-size-complex="10pt"/>
    </style:style>
    <style:style style:name="T23" style:family="text">
      <style:text-properties fo:color="#000000" loext:opacity="100%" fo:language="ru" fo:country="RU" fo:font-style="normal" style:font-style-asian="normal" style:font-style-complex="normal"/>
    </style:style>
    <style:style style:name="T24" style:family="text">
      <style:text-properties fo:color="#000000" loext:opacity="100%" fo:font-size="22pt" fo:language="ru" fo:country="RU" fo:font-style="normal" style:font-size-asian="22pt" style:font-style-asian="normal" style:font-size-complex="22pt" style:font-style-complex="normal"/>
    </style:style>
    <style:style style:name="T25" style:family="text">
      <style:text-properties fo:font-variant="normal" fo:text-transform="none" style:use-window-font-color="true" loext:opacity="0%" style:text-outline="false" style:text-line-through-style="none" style:text-line-through-type="none" style:font-name="Liberation Sans4" fo:font-size="14pt" fo:language="ru" fo:country="RU" fo:text-shadow="none" style:text-underline-style="none" fo:font-weight="normal" style:letter-kerning="true" style:font-name-asian="Droid Sans Fallback" style:font-size-asian="14pt" style:font-weight-asian="normal" style:font-name-complex="FreeSans2" style:font-size-complex="14pt"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italic" fo:text-shadow="none" style:text-underline-style="none" fo:font-weight="normal" style:letter-kerning="true" style:font-name-asian="Droid Sans Fallback"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8" style:family="text">
      <style:text-properties fo:color="#000000" loext:opacity="100%" fo:font-size="28pt" fo:language="ru" fo:country="RU" fo:font-style="italic" style:font-size-asian="28pt" style:font-style-asian="italic" style:font-size-complex="28pt" style:font-style-complex="italic"/>
    </style:style>
    <style:style style:name="T29" style:family="text">
      <style:text-properties fo:color="#000000" loext:opacity="100%" fo:font-size="22pt" fo:language="ru" fo:country="RU" style:font-size-asian="22pt" style:font-size-complex="22pt"/>
    </style:style>
    <style:style style:name="T30" style:family="text">
      <style:text-properties fo:color="#000000" loext:opacity="100%" fo:font-size="14pt" fo:language="ru" fo:country="RU" fo:font-style="normal" fo:font-weight="bold" style:font-size-asian="14pt" style:font-style-asian="normal" style:font-weight-asian="bold" style:font-size-complex="14pt" style:font-style-complex="normal" style:font-weight-complex="bold"/>
    </style:style>
    <style:style style:name="T31" style:family="text">
      <style:text-properties style:font-name="Liberation Mono1" fo:font-size="18pt"/>
    </style:style>
    <style:style style:name="T32"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4" style:family="text">
      <style:text-properties fo:font-size="12pt" style:font-size-asian="12pt" style:font-size-complex="12pt"/>
    </style:style>
    <style:style style:name="T35" style:family="text">
      <style:text-properties fo:color="#000000" loext:opacity="100%" fo:font-size="26pt" fo:language="ru" fo:country="RU" style:font-size-asian="26pt" style:font-size-complex="26pt"/>
    </style:style>
    <style:style style:name="T36" style:family="text">
      <style:text-properties fo:font-variant="normal" fo:text-transform="none" fo:color="#000000" loext:opacity="100%" style:text-outline="false" style:text-line-through-style="none" style:text-line-through-type="none" style:font-name="Liberation Sans5"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7" style:family="text">
      <style:text-properties fo:color="#000000" loext:opacity="100%" style:font-name="Liberation Sans5" fo:font-size="14pt" fo:language="ru" fo:country="RU" style:font-size-asian="14pt" style:font-size-complex="14pt"/>
    </style:style>
    <style:style style:name="T38" style:family="text">
      <style:text-properties fo:color="#000000" loext:opacity="100%" style:font-name="Liberation Sans5" fo:font-size="14pt" fo:language="ru" fo:country="RU" style:text-underline-style="solid" style:text-underline-width="auto" style:text-underline-color="font-color"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Репликация</text:span><text:span text:style-name="T2"><text:line-break/></text:span><text:span text:style-name="T2">Обзор логической репликации</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Темы</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Логическая репликация</text:span></text:p>
              </text:list-item>
              <text:list-item>
                <text:p text:style-name="P8"><text:span text:style-name="T11">Уровни журнала</text:span></text:p>
              </text:list-item>
            </text:list>
            <text:list text:style-name="L4">
              <text:list-item>
                <text:p text:style-name="P8"><text:span text:style-name="T11">Публикации и подписки</text:span></text:p>
              </text:list-item>
              <text:list-item>
                <text:p text:style-name="P8"><text:span text:style-name="T11">Обнаружение и разрешение конфликтов</text:span></text:p>
              </text:list-item>
            </text:list>
            <text:list text:style-name="L3">
              <text:list-item>
                <text:p text:style-name="P8"><text:span text:style-name="T11">Варианты использования реплики</text:span></text:p>
              </text:list-item>
              <text:list-item>
                <text:p text:style-name="P8"><text:span text:style-name="T11"/></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Логическая репликация</text:span></text:p>
          </draw:text-box>
        </draw:frame>
        <draw:frame presentation:style-name="pr4" draw:text-style-name="P16" draw:layer="layout" svg:width="25.6cm" svg:height="14.4cm" svg:x="1.2cm" svg:y="4.8cm" presentation:class="outline" presentation:user-transformed="true">
          <draw:text-box>
            <text:list text:style-name="L3">
              <text:list-item>
                <text:p text:style-name="P11"><text:span text:style-name="T12">Публикующий сервер</text:span></text:p>
                <text:list>
                  <text:list-item>
                    <text:p text:style-name="P12"><text:span text:style-name="T13">читает собственные журнальные записи</text:span></text:p>
                  </text:list-item>
                  <text:list-item>
                    <text:p text:style-name="P12"><text:span text:style-name="T13">декодирует их в изменения строк данных</text:span></text:p>
                  </text:list-item>
                  <text:list-item>
                    <text:p text:style-name="P13"><text:span text:style-name="T13">отправляет подписчикам</text:span></text:p>
                  </text:list-item>
                </text:list>
              </text:list-item>
              <text:list-item>
                <text:p text:style-name="P11"><text:span text:style-name="T14">Сервер-подписчик</text:span></text:p>
                <text:list>
                  <text:list-item>
                    <text:p text:style-name="P14"><text:span text:style-name="T13">получает записи из потока репликации</text:span></text:p>
                  </text:list-item>
                  <text:list-item>
                    <text:p text:style-name="P15"><text:span text:style-name="T13">применяет изменения к своим таблицам</text:span></text:p>
                  </text:list-item>
                </text:list>
              </text:list-item>
              <text:list-item>
                <text:p text:style-name="P8"><text:span text:style-name="T12">Особенности</text:span></text:p>
                <text:list>
                  <text:list-item>
                    <text:p text:style-name="P12"><text:span text:style-name="T13">публикация-подписка: поток данных возможен в обе стороны</text:span></text:p>
                  </text:list-item>
                  <text:list-item>
                    <text:p text:style-name="P12"><text:span text:style-name="T13">требуется совместимость на уровне протокола</text:span></text:p>
                  </text:list-item>
                  <text:list-item>
                    <text:p><text:span text:style-name="T13">возможна выборочная репликация</text:span><text:span text:style-name="T15"> отдельных таблиц</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9" draw:layer="layout" svg:width="16.799cm" svg:height="14.121cm" svg:x="2.1cm" svg:y="14.107cm" presentation:class="notes" presentation:user-transformed="true">
            <draw:text-box>
              <text:p text:style-name="P17"><text:span text:style-name="T16">При физической репликации только один сервер (мастер) выполняет изменения и генерирует журнальные записи. Остальные серверы (реплики) только читают журнальные записи мастера и применяют их.</text:span></text:p>
              <text:p text:style-name="P17"><text:span text:style-name="T16">При логической репликации все серверы работают в обычном режиме, могут изменять данные и генерировать собственные журнальные записи. Любой сервер может </text:span><text:span text:style-name="T17">публиковать</text:span><text:span text:style-name="T16"> свои изменения, а другие — </text:span><text:span text:style-name="T17">подписываться</text:span><text:span text:style-name="T16"> на них. При этом один и тот же сервер может как публиковать изменения, так и подписываться на другие. Это позволяет организовать произвольные потоки данных между серверами.</text:span></text:p>
              <text:p text:style-name="P17"><text:span text:style-name="T18">Публикующий сервер читает собственные журнальные записи, но пересылает их подписчикам не в исходном виде (как при физической репликации), а предварительно декодирует их в «логический», независимый от платформы и версии PostgreSQL вид. Поэтому для логической репликации обычно не нужна двоичная совместимость, реплика должна лишь понимать протокол репликации. Также можно получать и применять изменения </text:span><text:span text:style-name="T16">не всех объектов, а только отдельных таблиц.</text:span></text:p>
              <text:p text:style-name="P18"><text:span text:style-name="T19"><text:a xlink:href="https://postgrespro.ru/docs/postgresql/16/logical-replication" xlink:type="simple">https://postgrespro.ru/docs/postgresql/16/logical-replication</text:a></text:span></text:p>
            </draw:text-box>
          </draw:frame>
        </presentation:notes>
      </draw:page>
      <draw:page draw:name="page4" draw:style-name="dp1" draw:master-page-name="master_5f_" presentation:presentation-page-layout-name="AL1T1">
        <office:forms form:automatic-focus="false" form:apply-design-mode="false"/>
        <draw:frame presentation:style-name="pr7" draw:layer="layout" svg:width="20.39cm" svg:height="3.473cm" svg:x="1.2cm" svg:y="0.737cm" presentation:class="title" presentation:user-transformed="true">
          <draw:text-box>
            <text:p><text:span text:style-name="T10">Логическая репликация</text:span></text:p>
          </draw:text-box>
        </draw:frame>
        <draw:custom-shape draw:style-name="gr3" draw:text-style-name="P20" draw:layer="layout" svg:width="0.5cm" svg:height="8.75cm" draw:transform="rotate (-1.5707963267949) translate (16.254cm 10.104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1" draw:layer="layout" svg:width="1.4cm" svg:height="1.1cm" draw:transform="rotate (-1.5707963267949) translate (5.358cm 9.658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5" draw:text-style-name="P21" draw:layer="layout" svg:width="3.012cm" svg:height="2.636cm" svg:x="3.511cm" svg:y="6.6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6" draw:text-style-name="P22" draw:layer="layout" svg:width="3.012cm" svg:height="1.613cm" draw:transform="rotate (-3.14159265358979) translate (6.524cm 9.25cm)" svg:viewBox="0 0 3013 1614" svg:d="M3013 1614v-1199c0-208-753-415-1506-415s-1507 207-1507 415v1199c0-208 754-415 1507-415s1506 207 1506 415z">
          <text:p/>
        </draw:path>
        <draw:path draw:style-name="gr7" draw:text-style-name="P23" draw:layer="layout" svg:width="3.008cm" svg:height="0.822cm" svg:x="3.513cm" svg:y="7.229cm" svg:viewBox="0 0 3009 823" svg:d="M3009 407c0 208-754 416-1507 416-721 0-1443-191-1502-390v-18c0-208 753-415 1506-415 721 0 1444 190 1503 389z">
          <text:p/>
        </draw:path>
        <draw:frame draw:style-name="gr8" draw:text-style-name="P25" draw:layer="layout" svg:width="3.195cm" svg:height="1.199cm" svg:x="3.428cm" svg:y="5.38cm">
          <draw:text-box>
            <text:p text:style-name="P24"><text:span text:style-name="T20">публикующий</text:span><text:span text:style-name="T20"><text:line-break/></text:span><text:span text:style-name="T20">сервер</text:span></text:p>
          </draw:text-box>
        </draw:frame>
        <draw:frame draw:style-name="gr9" draw:text-style-name="P27" draw:layer="layout" svg:width="2.729cm" svg:height="1.047cm" svg:x="1.628cm" svg:y="9.863cm">
          <draw:text-box>
            <text:p text:style-name="P26"><text:span text:style-name="T21">select, insert</text:span></text:p>
            <text:p text:style-name="P26"><text:span text:style-name="T21">update, delete</text:span></text:p>
          </draw:text-box>
        </draw:frame>
        <draw:frame draw:style-name="gr10" draw:text-style-name="P25" draw:layer="layout" svg:width="2.519cm" svg:height="0.725cm" svg:x="17.728cm" svg:y="5.764cm">
          <draw:text-box>
            <text:p text:style-name="P24"><text:span text:style-name="T20">подписчик</text:span></text:p>
          </draw:text-box>
        </draw:frame>
        <draw:custom-shape draw:style-name="gr11" draw:text-style-name="P29" draw:layer="layout" svg:width="2.1cm" svg:height="0.9cm" svg:x="5.504cm" svg:y="9.904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1" draw:layer="layout" svg:width="3.012cm" svg:height="2.636cm" svg:x="17.512cm" svg:y="6.61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2" draw:text-style-name="P30" draw:layer="layout" svg:width="3.008cm" svg:height="0.822cm" svg:x="17.512cm" svg:y="7.532cm" svg:viewBox="0 0 3009 823" svg:d="M3009 407c0 208-754 416-1507 416-721 0-1443-191-1502-390v-18c0-208 753-415 1506-415 721 0 1444 190 1503 389z">
          <text:p/>
        </draw:path>
        <draw:path draw:style-name="gr13" draw:text-style-name="P31" draw:layer="layout" svg:width="3.012cm" svg:height="1.316cm" svg:x="17.512cm" svg:y="7.932cm" svg:viewBox="0 0 3013 1317" svg:d="M1506 416c753 0 1507-208 1507-416v901c0 208-754 416-1507 416s-1506-208-1506-416v-901c0 208 753 416 1506 416z">
          <text:p/>
        </draw:path>
        <draw:frame draw:style-name="gr14" draw:text-style-name="P32" draw:layer="layout" svg:width="2.907cm" svg:height="0.649cm" svg:x="3.528cm" svg:y="12.065cm">
          <draw:text-box>
            <text:p text:style-name="P24"><text:span text:style-name="T22">сегменты</text:span><text:span text:style-name="T21"> WAL</text:span></text:p>
          </draw:text-box>
        </draw:frame>
        <draw:custom-shape draw:style-name="gr15" draw:text-style-name="P22" draw:layer="layout" svg:width="0.377cm" svg:height="0.527cm" svg:x="3.487cm" svg:y="11.477cm">
          <text:p/>
          <draw:enhanced-geometry svg:viewBox="0 0 21600 21600" draw:type="rectangle" draw:enhanced-path="M 0 0 L 21600 0 21600 21600 0 21600 0 0 Z N"/>
        </draw:custom-shape>
        <draw:custom-shape draw:style-name="gr15" draw:text-style-name="P22" draw:layer="layout" svg:width="0.301cm" svg:height="0.527cm" svg:x="3.864cm" svg:y="11.477cm">
          <text:p/>
          <draw:enhanced-geometry svg:viewBox="0 0 21600 21600" draw:type="rectangle" draw:enhanced-path="M 0 0 L 21600 0 21600 21600 0 21600 0 0 Z N"/>
        </draw:custom-shape>
        <draw:custom-shape draw:style-name="gr16" draw:text-style-name="P33" draw:layer="layout" svg:width="3.012cm" svg:height="0.527cm" svg:x="3.487cm" svg:y="11.477cm">
          <text:p/>
          <draw:enhanced-geometry svg:viewBox="0 0 21600 21600" draw:type="rectangle" draw:enhanced-path="M 0 0 L 21600 0 21600 21600 0 21600 0 0 Z N"/>
        </draw:custom-shape>
        <draw:line draw:style-name="gr17" draw:text-style-name="P34" draw:layer="layout" svg:x1="4.24cm" svg:y1="11.74cm" svg:x2="4.767cm" svg:y2="11.74cm">
          <text:p/>
        </draw:line>
        <draw:custom-shape draw:style-name="gr18" draw:text-style-name="P31" draw:layer="layout" svg:width="0.377cm" svg:height="0.527cm" svg:x="17.581cm" svg:y="11.378cm">
          <text:p/>
          <draw:enhanced-geometry svg:viewBox="0 0 21600 21600" draw:type="rectangle" draw:enhanced-path="M 0 0 L 21600 0 21600 21600 0 21600 0 0 Z N"/>
        </draw:custom-shape>
        <draw:custom-shape draw:style-name="gr18" draw:text-style-name="P31" draw:layer="layout" svg:width="0.301cm" svg:height="0.527cm" svg:x="17.951cm" svg:y="11.378cm">
          <text:p/>
          <draw:enhanced-geometry svg:viewBox="0 0 21600 21600" draw:type="rectangle" draw:enhanced-path="M 0 0 L 21600 0 21600 21600 0 21600 0 0 Z N"/>
        </draw:custom-shape>
        <draw:custom-shape draw:style-name="gr16" draw:text-style-name="P33" draw:layer="layout" svg:width="3.012cm" svg:height="0.527cm" svg:x="17.582cm" svg:y="11.378cm">
          <text:p/>
          <draw:enhanced-geometry svg:viewBox="0 0 21600 21600" draw:type="rectangle" draw:enhanced-path="M 0 0 L 21600 0 21600 21600 0 21600 0 0 Z N"/>
        </draw:custom-shape>
        <draw:custom-shape draw:style-name="gr4" draw:text-style-name="P21" draw:layer="layout" svg:width="1.4cm" svg:height="1.1cm" draw:transform="rotate (-1.5707963267949) translate (20.352cm 9.659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9" draw:text-style-name="P35" draw:layer="layout" svg:width="2.729cm" svg:height="1.047cm" svg:x="20.33cm" svg:y="9.813cm">
          <draw:text-box>
            <text:p text:style-name="P1"><text:span text:style-name="T21">select, insert</text:span></text:p>
            <text:p text:style-name="P1"><text:span text:style-name="T21">update, delete</text:span></text:p>
          </draw:text-box>
        </draw:frame>
        <draw:line draw:style-name="gr17" draw:text-style-name="P34" draw:layer="layout" svg:x1="18.401cm" svg:y1="11.658cm" svg:x2="18.928cm" svg:y2="11.658cm">
          <text:p/>
        </draw:line>
        <draw:frame draw:style-name="gr14" draw:text-style-name="P32" draw:layer="layout" svg:width="2.907cm" svg:height="0.649cm" svg:x="17.627cm" svg:y="11.961cm">
          <draw:text-box>
            <text:p text:style-name="P24"><text:span text:style-name="T21">сегменты WAL</text:span></text:p>
          </draw:text-box>
        </draw:frame>
        <draw:custom-shape draw:style-name="gr4" draw:text-style-name="P21" draw:layer="layout" svg:width="1.4cm" svg:height="1.1cm" draw:transform="rotate (-1.5707963267949) translate (18.958cm 9.65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9" draw:text-style-name="P29" draw:layer="layout" svg:width="3.173cm" svg:height="0.9cm" svg:x="14.732cm" svg:y="9.905cm">
          <text:p text:style-name="P28"><text:span text:style-name="T21">logical replication</text:span><text:span text:style-name="T21"><text:line-break/></text:span><text:span text:style-name="T21"> 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6" draw:layer="layout" svg:width="3.13cm" svg:height="1.666cm" svg:x="6.722cm" svg:y="5.646cm">
          <text:p text:style-name="P28"><text:span text:style-name="T22">или его</text:span><text:span text:style-name="T22"><text:line-break/></text:span><text:span text:style-name="T22">физическая</text:span><text:span text:style-name="T22"><text:line-break/></text:span><text:span text:style-name="T22">реплика</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2.912807409773 9653.269346130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8" draw:text-style-name="P37" draw:layer="layout" svg:width="16.799cm" svg:height="13.411cm" svg:x="2.1cm" svg:y="14.107cm" presentation:class="notes" presentation:user-transformed="true">
            <draw:text-box>
              <text:p text:style-name="P17"><text:span text:style-name="T6">На публикующем сервере процесс wal_sender формирует журнальные записи, отражающие изменения в публикуемых данных, а фоновый процесс logical replication worker на сервере-подписчике получает информацию от публикующего сервера и применяет ее.</text:span></text:p>
              <text:p text:style-name="P17"><text:span text:style-name="T6">Подписчик может получать изменения не только напрямую</text:span><text:span text:style-name="T6"><text:line-break/></text:span><text:span text:style-name="T6">с публикующего сервера, но и с его физической реплики. В этом</text:span><text:span text:style-name="T6"><text:line-break/></text:span><text:span text:style-name="T6">случае отправку изменений подписчику выполняет процесс wal_sender физической реплики. Такая схема работы полезна для уменьшения нагрузки на публикующий сервер.</text:span></text:p>
              <text:p text:style-name="P17"><text:span text:style-name="T19"><text:a xlink:href="https://postgrespro.ru/docs/postgresql/16/logical-replication-publication" xlink:type="simple">https://postgrespro.ru/docs/postgresql/16/logical-replication-publication</text:a></text:span></text:p>
              <text:p text:style-name="P17"><text:span text:style-name="T19">https://postgrespro.ru/docs/postgresql/16/logical-replication-subscription</text:span></text:p>
            </draw:text-box>
          </draw:frame>
        </presentation:notes>
      </draw:page>
      <draw:page draw:name="page5" draw:style-name="dp1" draw:master-page-name="master_5f_" presentation:presentation-page-layout-name="AL1T1">
        <office:forms form:automatic-focus="false" form:apply-design-mode="false"/>
        <draw:frame presentation:style-name="pr9" draw:layer="layout" svg:width="20.39cm" svg:height="2.057cm" svg:x="1.2cm" svg:y="0.737cm" presentation:class="title" presentation:user-transformed="true">
          <draw:text-box>
            <text:p><text:span text:style-name="T10">Публикации и подписки</text:span></text:p>
          </draw:text-box>
        </draw:frame>
        <draw:frame presentation:style-name="pr10" draw:text-style-name="P16" draw:layer="layout" svg:width="25.6cm" svg:height="14.4cm" svg:x="1.2cm" svg:y="4.8cm" presentation:class="outline" presentation:user-transformed="true">
          <draw:text-box>
            <text:list text:style-name="L3">
              <text:list-item>
                <text:p text:style-name="P8"><text:span text:style-name="T23">Публикация</text:span></text:p>
                <text:list>
                  <text:list-item>
                    <text:p text:style-name="P14"><text:span text:style-name="T24">включает одну или несколько таблиц базы данных</text:span></text:p>
                  </text:list-item>
                  <text:list-item>
                    <text:p text:style-name="P14"><text:span text:style-name="T24">можно указать столбцы и фильтр для строк</text:span></text:p>
                  </text:list-item>
                  <text:list-item>
                    <text:p text:style-name="P14"><text:span text:style-name="T24">обрабатывает команды INSERT, UPDATE, DELETE, TRUNCATE</text:span></text:p>
                  </text:list-item>
                  <text:list-item>
                    <text:p text:style-name="P14"><text:span text:style-name="T24">выдает изменения построчно после фиксации транзакции</text:span></text:p>
                  </text:list-item>
                  <text:list-item>
                    <text:p text:style-name="P13"><text:span text:style-name="T24">использует слот логической репликации</text:span></text:p>
                  </text:list-item>
                </text:list>
              </text:list-item>
              <text:list-item>
                <text:p text:style-name="P8"><text:span text:style-name="T23">Подписка</text:span></text:p>
                <text:list>
                  <text:list-item>
                    <text:p text:style-name="P38"><text:span text:style-name="T13">получает и применяет изменения</text:span></text:p>
                  </text:list-item>
                  <text:list-item>
                    <text:p text:style-name="P38"><text:span text:style-name="T13">возможна начальная синхронизация</text:span></text:p>
                  </text:list-item>
                  <text:list-item>
                    <text:p text:style-name="P38"><text:span text:style-name="T13">без разбора, переписывания и планирования — сразу выполнение</text:span></text:p>
                  </text:list-item>
                  <text:list-item>
                    <text:p text:style-name="P38"><text:span text:style-name="T13">возможны конфликты с локальными данными</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11" draw:text-style-name="P37" draw:layer="layout" svg:width="16.799cm" svg:height="15.276cm" svg:x="2.1cm" svg:y="14.107cm" presentation:class="notes" presentation:user-transformed="true">
            <draw:text-box>
              <text:p text:style-name="P17"><text:span text:style-name="T25">Логическая репликация использует модель «публикация-подписка».</text:span></text:p>
              <text:p text:style-name="P17"><text:span text:style-name="T25">На одном сервере создается </text:span><text:span text:style-name="T26">публикация,</text:span><text:span text:style-name="T25"> которая может включать ряд таблиц одной базы данных. Начиная с версии 15 можно опубликовать только часть данных таблицы: указать набор столбцов и задать условие фильтрации для строк. Другие серверы могут </text:span><text:span text:style-name="T26">подписываться</text:span><text:span text:style-name="T27"> на эту публикацию:</text:span><text:span text:style-name="T6"> получать и применять изменения.</text:span></text:p>
              <text:p text:style-name="P17"><text:span text:style-name="T6">Реплицируются только измененные строки таблиц (а не команды SQL). <text:s/>Команды DDL не передаются; таблицы-приемники на подписчике надо создавать вручную. Но есть возможность автоматической начальной синхронизации содержимого таблиц при создании подписки.</text:span></text:p>
              <text:p text:style-name="P17"><text:span text:style-name="T27">После фиксации транзакции информация о строках, которые она изменила, извлекается из записей WAL на сервере публикации — эта процедура называется </text:span><text:span text:style-name="T26">логическим декодированием</text:span><text:span text:style-name="T27">. Сформированные сообщения пересылаются подписке по протоколу репликации</text:span><text:span text:style-name="T27"><text:line-break/></text:span><text:span text:style-name="T27">в формате, независимом от платформы и версии сервера.</text:span></text:p>
              <text:p text:style-name="P17"><text:span text:style-name="T6">Применение изменений происходит без выполнения команд SQL</text:span><text:span text:style-name="T6"><text:line-break/></text:span><text:span text:style-name="T6">и связанных с этим накладных расходов на разбор и планирование.</text:span><text:span text:style-name="T6"><text:line-break/></text:span><text:span text:style-name="T6">С другой стороны, результат выполнения одной команды SQL может превратиться в множество однострочных изменений.</text:span></text:p>
              <text:p text:style-name="P17"><text:span text:style-name="T19"><text:a xlink:href="https://postgrespro.ru/docs/postgresql/16/logical-replication" xlink:type="simple">https://postgrespro.ru/docs/postgresql/16/logical-replication</text:a></text:span></text:p>
            </draw:text-box>
          </draw:frame>
        </presentation:notes>
      </draw:page>
      <draw:page draw:name="page6"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Уровни журнала</text:span></text:p>
          </draw:text-box>
        </draw:frame>
        <draw:frame presentation:style-name="pr4" draw:text-style-name="P9" draw:layer="layout" svg:width="25.6cm" svg:height="14.504cm" svg:x="1.2cm" svg:y="4.8cm" presentation:class="outline" presentation:user-transformed="true">
          <draw:text-box>
            <text:list text:style-name="L3">
              <text:list-header>
                <text:p text:style-name="P39"><text:span text:style-name="T11">Параметр </text:span><text:span text:style-name="T28">wal_level</text:span></text:p>
              </text:list-header>
              <text:list-item>
                <text:p text:style-name="P40"><text:span text:style-name="T11">minimal</text:span><text:span text:style-name="T11"><text:tab/></text:span><text:span text:style-name="T11">&lt;</text:span><text:span text:style-name="T11"><text:tab/></text:span><text:span text:style-name="T11">replica</text:span><text:span text:style-name="T11"><text:tab/></text:span><text:span text:style-name="T11">&lt;</text:span><text:span text:style-name="T11"><text:tab/></text:span><text:span text:style-name="T11">logical</text:span></text:p>
              </text:list-item>
              <text:list-item>
                <text:p text:style-name="P41"><text:span text:style-name="T29">восстановление</text:span><text:span text:style-name="T29"><text:tab/></text:span><text:span text:style-name="T29">восстановление</text:span><text:span text:style-name="T29"><text:tab/></text:span><text:span text:style-name="T29">восстановление</text:span><text:span text:style-name="T29"><text:line-break/></text:span><text:span text:style-name="T29">после сбоя</text:span><text:span text:style-name="T29"><text:tab/></text:span><text:span text:style-name="T29">после сбоя</text:span><text:span text:style-name="T29"><text:tab/></text:span><text:span text:style-name="T29">после сбоя</text:span></text:p>
              </text:list-item>
              <text:list-item>
                <text:p text:style-name="P41"><text:span text:style-name="T29"><text:tab/></text:span><text:span text:style-name="T29">восстановление</text:span><text:span text:style-name="T29"><text:tab/></text:span><text:span text:style-name="T29">восстановление</text:span><text:span text:style-name="T29"><text:line-break/></text:span><text:span text:style-name="T29"><text:tab/></text:span><text:span text:style-name="T29">из резервной копии,</text:span><text:span text:style-name="T29"><text:tab/></text:span><text:span text:style-name="T29">из резервной копии,</text:span><text:span text:style-name="T29"><text:line-break/></text:span><text:span text:style-name="T29"><text:tab/></text:span><text:span text:style-name="T29">репликация</text:span><text:span text:style-name="T29"><text:tab/></text:span><text:span text:style-name="T29">репликация</text:span></text:p>
              </text:list-item>
              <text:list-item>
                <text:p text:style-name="P42"><text:span text:style-name="T29"><text:tab/></text:span><text:span text:style-name="T29"> </text:span><text:span text:style-name="T29"><text:tab/></text:span><text:span text:style-name="T29">логическая</text:span><text:span text:style-name="T29"><text:line-break/></text:span><text:span text:style-name="T29"><text:tab/></text:span><text:span text:style-name="T29"> </text:span><text:span text:style-name="T29"><text:tab/></text:span><text:span text:style-name="T29">репликация</text:span></text:p>
                <text:list>
                  <text:list-item>
                    <text:p text:style-name="P43"><text:span text:style-name="T29"/></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12" draw:text-style-name="P45" draw:layer="layout" svg:width="16.799cm" svg:height="14.721cm" svg:x="2.1cm" svg:y="14.107cm" presentation:class="notes" presentation:user-transformed="true">
            <draw:text-box>
              <text:p text:style-name="P44"><text:span text:style-name="T18">Чтобы публикующий сервер смог сформировать сообщения</text:span><text:span text:style-name="T18"><text:line-break/></text:span><text:span text:style-name="T18">об изменениях на уровне табличных строк, в журнал необходимо помещать дополнительную информацию, в частности </text:span><text:span text:style-name="T16">идентификаторы затрагиваемых при репликации строк и сообщения о фактах изменения определений таблиц и типов данных. Это позволяет подписчику</text:span><text:span text:style-name="T16"><text:line-break/></text:span><text:span text:style-name="T16">в любой момент знать структуру объектов, участвующих в репликации.</text:span></text:p>
              <text:p text:style-name="P44"><text:span text:style-name="T16">Такой расширенный уровень журнала называется </text:span><text:span text:style-name="T30">logical</text:span><text:span text:style-name="T16">. Поскольку по умолчанию используется уровень replica, для логической репликации потребуется изменить значение параметра </text:span><text:span text:style-name="T17">wal_level</text:span><text:span text:style-name="T16"> на публикующем сервере.</text:span></text:p>
              <text:p text:style-name="P44"><text:span text:style-name="T19"><text:a xlink:href="https://postgrespro.ru/docs/postgresql/16/protocol-logical-replication#PROTOCOL-LOGICAL-MESSAGES-FLOW" xlink:type="simple">https://postgrespro.ru/docs/postgresql/16/protocol-logical-replication#PROTOCOL-LOGICAL-MESSAGES-FLOW</text:a></text:span></text:p>
              <text:p text:style-name="P44"><text:span text:style-name="T19"/></text:p>
            </draw:text-box>
          </draw:frame>
        </presentation:notes>
      </draw:page>
      <draw:page draw:name="page7" draw:style-name="dp1" draw:master-page-name="master" presentation:presentation-page-layout-name="AL1T1">
        <office:forms form:automatic-focus="false" form:apply-design-mode="false"/>
        <draw:frame presentation:style-name="pr13" draw:layer="layout" svg:width="19.8cm" svg:height="1.741cm" svg:x="1.2cm" svg:y="0.737cm" presentation:class="title" presentation:user-transformed="true">
          <draw:text-box>
            <text:p><text:span text:style-name="T10">Демонстрация</text:span></text:p>
          </draw:text-box>
        </draw:frame>
        <draw:frame presentation:style-name="pr14" draw:layer="layout" svg:width="25.6cm" svg:height="14.4cm" svg:x="1.2cm" svg:y="4.8cm" presentation:class="outline" presentation:placeholder="true" presentation:user-transformed="true">
          <draw:text-box/>
        </draw:frame>
        <draw:frame draw:style-name="gr21" draw:text-style-name="P46" draw:layer="layout" svg:width="17.893cm" svg:height="11.728cm" svg:x="5.054cm" svg:y="6.182cm">
          <draw:image xlink:href="Pictures/10000001000001B90000012114EB4B77.png" xlink:type="simple" xlink:show="embed" xlink:actuate="onLoad" draw:mime-type="image/png">
            <text:p text:style-name="P1"><text:span text:style-name="T31"/></text:p>
            <text:p text:style-name="P1"><text:span text:style-name="T31"/></text:p>
            <text:p text:style-name="P1"><text:span text:style-name="T31"/></text:p>
            <text:p text:style-name="P1"><text:span text:style-name="T31"><text:s text:c="11"/></text:span><text:span text:style-name="T31">$ psql</text:span></text:p>
            <text:p text:style-name="P1"><text:span text:style-name="T31"><text:s text:c="11"/></text:span><text:span text:style-name="T31">postgres=#</text:span></text:p>
          </draw:image>
        </draw:frame>
        <presentation:notes draw:style-name="dp2">
          <draw:page-thumbnail draw:style-name="gr2" draw:layer="layout" svg:width="14.848cm" svg:height="11.136cm" svg:x="3.075cm" svg:y="2.257cm" draw:page-number="7" presentation:class="page"/>
          <draw:frame presentation:style-name="pr15" draw:text-style-name="P10"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16" draw:layer="layout" svg:width="20.39cm" svg:height="3.473cm" svg:x="1.2cm" svg:y="0.737cm" presentation:class="title" presentation:user-transformed="true">
          <draw:text-box>
            <text:p><text:span text:style-name="T10">Конфликты</text:span></text:p>
          </draw:text-box>
        </draw:frame>
        <draw:frame presentation:style-name="pr4" draw:text-style-name="P16" draw:layer="layout" svg:width="25.6cm" svg:height="14.4cm" svg:x="1.2cm" svg:y="4.8cm" presentation:class="outline" presentation:user-transformed="true">
          <draw:text-box>
            <text:list text:style-name="L3">
              <text:list-item>
                <text:p text:style-name="P8"><text:span text:style-name="T23">Режимы идентификации для изменения и удаления</text:span></text:p>
                <text:list>
                  <text:list-item>
                    <text:p text:style-name="P14"><text:span text:style-name="T24">столбцы первичного ключа (по умолчанию)</text:span></text:p>
                  </text:list-item>
                  <text:list-item>
                    <text:p text:style-name="P14"><text:span text:style-name="T24">столбцы указанного уникального индекса с ограничением NOT NULL</text:span></text:p>
                  </text:list-item>
                  <text:list-item>
                    <text:p text:style-name="P14"><text:span text:style-name="T24">все столбцы</text:span></text:p>
                  </text:list-item>
                  <text:list-item>
                    <text:p text:style-name="P15"><text:span text:style-name="T24">без идентификации (по умолчанию для системного каталога)</text:span></text:p>
                  </text:list-item>
                </text:list>
              </text:list-item>
              <text:list-item>
                <text:p text:style-name="P8"><text:span text:style-name="T23">Конфликты — нарушение ограничений целостности</text:span></text:p>
                <text:list>
                  <text:list-item>
                    <text:p text:style-name="P38"><text:span text:style-name="T13">репликация приостанавливается до устранения конфликта вручную</text:span></text:p>
                    <text:p text:style-name="P47"><text:span text:style-name="T13"/></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17" draw:text-style-name="P37" draw:layer="layout" svg:width="16.799cm" svg:height="13.411cm" svg:x="2.1cm" svg:y="14.107cm" presentation:class="notes" presentation:user-transformed="true">
            <draw:text-box>
              <text:p text:style-name="P17"><text:span text:style-name="T6">Вставка новых строк происходит достаточно просто. Интереснее обстоит дело при изменениях и удалениях — в этом случае надо как-то идентифицировать старую версию строки. По умолчанию для этого используются столбцы первичного ключа, но при определении таблицы можно указать и другие способы (replica identity): использовать уникальный индекс или использовать все столбцы. Можно вообще отказаться от поддержки репликации для некоторых таблиц (по умолчанию не реплицируются таблицы системного каталога).</text:span></text:p>
              <text:p text:style-name="P17"><text:span text:style-name="T6">Поскольку таблицы на сервере публикации и сервере подписки могут изменяться независимо друг от друга, при вставке новых версий строк возможны конфликты — нарушения ограничений целостности. В этом случае процесс применения записей приостанавливается до тех пор, пока конфликт не будет разрешен вручную.</text:span></text:p>
              <text:p text:style-name="P17"><text:span text:style-name="T19"><text:a xlink:href="https://postgrespro.ru/docs/postgresql/16/sql-altertable" xlink:type="simple">https://postgrespro.ru/docs/postgresql/16/sql-altertable</text:a></text:span></text:p>
              <text:p text:style-name="P17"><text:span text:style-name="T19"><text:a xlink:href="https://postgrespro.ru/docs/postgresql/16/logical-replication-conflicts" xlink:type="simple">https://postgrespro.ru/docs/postgresql/16/logical-replication-conflicts</text:a></text:span></text:p>
              <text:p text:style-name="P17"><text:span text:style-name="T19"><text:a xlink:href="https://postgrespro.ru/docs/postgresql/16/sql-altersubscription" xlink:type="simple">https://postgrespro.ru/docs/postgresql/16/sql-altersubscription</text:a></text:span></text:p>
              <text:p text:style-name="P17"><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13" draw:layer="layout" svg:width="19.8cm" svg:height="1.741cm" svg:x="1.2cm" svg:y="0.737cm" presentation:class="title" presentation:user-transformed="true">
          <draw:text-box>
            <text:p><text:span text:style-name="T10">Демонстрация</text:span></text:p>
          </draw:text-box>
        </draw:frame>
        <draw:frame presentation:style-name="pr14" draw:layer="layout" svg:width="25.6cm" svg:height="14.4cm" svg:x="1.2cm" svg:y="4.8cm" presentation:class="outline" presentation:placeholder="true" presentation:user-transformed="true">
          <draw:text-box/>
        </draw:frame>
        <draw:frame draw:style-name="gr21" draw:text-style-name="P46" draw:layer="layout" svg:width="17.893cm" svg:height="11.728cm" svg:x="5.054cm" svg:y="6.182cm">
          <draw:image xlink:href="Pictures/10000001000001B90000012114EB4B77.png" xlink:type="simple" xlink:show="embed" xlink:actuate="onLoad" draw:mime-type="image/png">
            <text:p text:style-name="P1"><text:span text:style-name="T31"/></text:p>
            <text:p text:style-name="P1"><text:span text:style-name="T31"/></text:p>
            <text:p text:style-name="P1"><text:span text:style-name="T31"/></text:p>
            <text:p text:style-name="P1"><text:span text:style-name="T31"><text:s text:c="11"/></text:span><text:span text:style-name="T31">$ psql</text:span></text:p>
            <text:p text:style-name="P1"><text:span text:style-name="T31"><text:s text:c="11"/></text:span><text:span text:style-name="T31">postgres=#</text:span></text:p>
          </draw:image>
        </draw:frame>
        <presentation:notes draw:style-name="dp2">
          <draw:page-thumbnail draw:style-name="gr2" draw:layer="layout" svg:width="14.848cm" svg:height="11.136cm" svg:x="3.075cm" svg:y="2.257cm" draw:page-number="9" presentation:class="page"/>
          <draw:frame presentation:style-name="pr5" draw:text-style-name="P10" draw:layer="layout" svg:width="16.799cm" svg:height="13.364cm" svg:x="2.1cm" svg:y="14.107cm" presentation:class="notes" presentation:placeholder="true">
            <draw:text-box/>
          </draw:frame>
        </presentation:notes>
      </draw:page>
      <draw:page draw:name="page10" draw:style-name="dp1" draw:master-page-name="master_5f_" presentation:presentation-page-layout-name="AL1T1">
        <office:forms form:automatic-focus="false" form:apply-design-mode="false"/>
        <draw:frame presentation:style-name="pr18" draw:layer="layout" svg:width="20.39cm" svg:height="1.737cm" svg:x="1.2cm" svg:y="0.737cm" presentation:class="title" presentation:user-transformed="true">
          <draw:text-box>
            <text:p><text:span text:style-name="T10">Ограничения</text:span></text:p>
          </draw:text-box>
        </draw:frame>
        <draw:frame presentation:style-name="pr10" draw:text-style-name="P16" draw:layer="layout" svg:width="25.6cm" svg:height="14.4cm" svg:x="1.2cm" svg:y="4.8cm" presentation:class="outline" presentation:user-transformed="true">
          <draw:text-box>
            <text:list text:style-name="L3">
              <text:list-item>
                <text:p text:style-name="P8"><text:span text:style-name="T23">Не реплицируются</text:span></text:p>
                <text:list>
                  <text:list-item>
                    <text:p text:style-name="P14"><text:span text:style-name="T24">команды DDL</text:span></text:p>
                  </text:list-item>
                  <text:list-item>
                    <text:p text:style-name="P14"><text:span text:style-name="T24">значения последовательностей</text:span></text:p>
                  </text:list-item>
                  <text:list-item>
                    <text:p text:style-name="P14"><text:span text:style-name="T24">большие объекты (lo)</text:span></text:p>
                  </text:list-item>
                  <text:list-item>
                    <text:p text:style-name="P15"><text:span text:style-name="T24">изменения представлений, материализованных представлений и внешних таблиц</text:span></text:p>
                  </text:list-item>
                </text:list>
              </text:list-item>
              <text:list-item>
                <text:p text:style-name="P8"><text:span text:style-name="T13"/></text:p>
              </text:list-item>
              <text:list-item>
                <text:p text:style-name="P8"><text:span text:style-name="T23">Не поддерживаются</text:span></text:p>
                <text:list>
                  <text:list-item>
                    <text:p text:style-name="P48"><text:span text:style-name="T13">автоматическое разрешение конфликтов</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9" draw:text-style-name="P49" draw:layer="layout" svg:width="16.799cm" svg:height="15.121cm" svg:x="2.1cm" svg:y="14.107cm" presentation:class="notes" presentation:user-transformed="true">
            <draw:text-box>
              <text:p text:style-name="P17"><text:span text:style-name="T16">Логическая репликация имеет довольно много ограничений.</text:span></text:p>
              <text:p text:style-name="P17"><text:span text:style-name="T16">Не реплицируются команды DDL — все изменения схемы данных надо переносить вручную.</text:span></text:p>
              <text:p text:style-name="P17"><text:span text:style-name="T16">Реплицироваться могут только обычные базовые таблицы</text:span><text:span text:style-name="T16"><text:line-break/></text:span><text:span text:style-name="T16">и секционированные таблицы. То есть нельзя реплицировать отношения другого рода, такие как представления, материализованные представления и внешние таблицы.</text:span></text:p>
              <text:p text:style-name="P17"><text:span text:style-name="T16">Не реплицируются значения последовательностей. Это означает,</text:span><text:span text:style-name="T16"><text:line-break/></text:span><text:span text:style-name="T16">что если сервер-подписчик добавляет строки в таблицу с суррогатным уникальным ключом, для которой настроена репликация, возможны конфликты. Конфликтов можно избежать, выделяя двум серверам разные диапазоны значений последовательностей, или используя вместо них универсальные уникальные идентификаторы (UUID).</text:span></text:p>
              <text:p text:style-name="P17"><text:span text:style-name="T16">Нет возможности автоматического разрешения конфликтов.</text:span></text:p>
              <text:p text:style-name="P17"><text:span text:style-name="T16">Эти ограничения уменьшают применимость логической репликации.</text:span></text:p>
              <text:p text:style-name="P17"><text:span text:style-name="T19"><text:a xlink:href="https://postgrespro.ru/docs/postgresql/16/logical-replication-restrictions" xlink:type="simple">https://postgrespro.ru/docs/postgresql/16/logical-replication-restrictions</text:a></text:span></text:p>
              <text:p text:style-name="P17"><text:span text:style-name="T16"/></text:p>
            </draw:text-box>
          </draw:frame>
        </presentation:notes>
      </draw:page>
      <draw:page draw:name="page11" draw:style-name="dp1" draw:master-page-name="master" presentation:presentation-page-layout-name="AL1T1">
        <office:forms form:automatic-focus="false" form:apply-design-mode="false"/>
        <draw:frame presentation:style-name="pr16" draw:layer="layout" svg:width="20.645cm" svg:height="3.473cm" svg:x="0.945cm" svg:y="0.737cm" presentation:class="title" presentation:user-transformed="true">
          <draw:text-box>
            <text:p><text:span text:style-name="T10">Особенности</text:span></text:p>
          </draw:text-box>
        </draw:frame>
        <draw:frame presentation:style-name="pr4" draw:text-style-name="P16" draw:layer="layout" svg:width="25.6cm" svg:height="14.4cm" svg:x="1.2cm" svg:y="4.8cm" presentation:class="outline" presentation:user-transformed="true">
          <draw:text-box>
            <text:list text:style-name="L3">
              <text:list-item>
                <text:p text:style-name="P8"><text:span text:style-name="T23">Ссылочная целостность</text:span></text:p>
              </text:list-item>
              <text:list-item>
                <text:p text:style-name="P50"><text:span text:style-name="T32">для TRUNCATE нужно включать в публикацию все таблицы,</text:span><text:span text:style-name="T32"><text:line-break/></text:span><text:span text:style-name="T32">на которые ссылаются внешние ключи</text:span></text:p>
              </text:list-item>
              <text:list-item>
                <text:p text:style-name="P51"><text:span text:style-name="T33">Нужно постоянное соединение</text:span></text:p>
              </text:list-item>
              <text:list-item>
                <text:p text:style-name="P50"><text:span text:style-name="T32">неактивный слот препятствует удалению сегментов WAL</text:span><text:span text:style-name="T32"><text:line-break/></text:span><text:span text:style-name="T32">и удерживает горизонт очистки</text:span></text:p>
                <text:p text:style-name="P52"><text:span text:style-name="T33">Могут вызвать проблемы</text:span></text:p>
              </text:list-item>
              <text:list-item>
                <text:p text:style-name="P53"><text:span text:style-name="T32">массовые изменения данных</text:span></text:p>
              </text:list-item>
              <text:list-item>
                <text:p text:style-name="P50"><text:span text:style-name="T32">изменения, сделанные долгими транзакциями</text:span></text:p>
              </text:list-item>
              <text:list-item>
                <text:p text:style-name="P54"><text:span text:style-name="T33"/></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0" draw:text-style-name="P49" draw:layer="layout" svg:width="16.799cm" svg:height="15.121cm" svg:x="2.1cm" svg:y="14.107cm" presentation:class="notes" presentation:user-transformed="true">
            <draw:text-box>
              <text:p text:style-name="P17"><text:span text:style-name="T18">Для правильной репликации команды TRUNCATE нужно включать</text:span><text:span text:style-name="T18"><text:line-break/></text:span><text:span text:style-name="T18">в ту же публикацию все таблицы, у которых внешние ключи ссылаются <text:s/>на </text:span><text:span text:style-name="T16">опустошаемую таблицу.</text:span></text:p>
              <text:p text:style-name="P17"><text:span text:style-name="T18">Соединение между серверами публикации и подписки должно быть достаточно стабильным. При разрыве слот репликации становится неактивным и сервер вынужден хранить сегменты WAL до момента восстановления </text:span><text:span text:style-name="T16">соединения. Неактивный слот также удерживает горизонт очистки.</text:span></text:p>
              <text:p text:style-name="P17"><text:span text:style-name="T16">Изменения реплицируются построчно, поэтому выполнение на публикующем сервере команды SQL, затрагивающей много строк, приведет к повышенной нагрузке на подписчик.</text:span></text:p>
              <text:p text:style-name="P17"><text:span text:style-name="T16">Конфигурация по умолчанию не очень хорошо справляется с долгими транзакциями — они увеличивают нагрузку на публикующий сервер, поскольку публикация передает изменения только после фиксации транзакции. Параметр подписки streaming позволяет сгладить проблему: подписка может получать изменения строк без задержки</text:span><text:span text:style-name="T16"><text:line-break/></text:span><text:span text:style-name="T16">и либо накапливать их во временном файле, либо сразу же применять, если есть свободный фоновый процесс.</text:span></text:p>
              <text:p text:style-name="P17"><text:span text:style-name="T16"/></text:p>
            </draw:text-box>
          </draw:frame>
        </presentation:notes>
      </draw:page>
      <draw:page draw:name="page12"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1. Консолидация</text:span></text:p>
          </draw:text-box>
        </draw:frame>
        <draw:custom-shape draw:style-name="gr22" draw:text-style-name="P21" draw:layer="layout" svg:width="0.5cm" svg:height="8.75cm" draw:transform="rotate (-2.0943951023932) translate (16.705cm 17.818cm)">
          <text:p/>
          <draw:enhanced-geometry svg:viewBox="0 0 21600 21600" draw:mirror-vertical="true" draw:mirror-horizontal="true"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1" draw:layer="layout" svg:width="0.5cm" svg:height="8.75cm" draw:transform="rotate (-1.0471975511966) translate (16.458cm 7.964cm)">
          <text:p/>
          <draw:enhanced-geometry svg:viewBox="0 0 21600 21600" draw:mirror-vertical="true" draw:mirror-horizontal="true"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1" draw:layer="layout" svg:width="1.4cm" svg:height="1.1cm" draw:transform="rotate (-1.5707963267949) translate (4.858cm 12.461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4" draw:text-style-name="P21" draw:layer="layout" svg:width="3.012cm" svg:height="2.636cm" svg:x="3.511cm" svg:y="9.6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5" draw:text-style-name="P22" draw:layer="layout" svg:width="3.012cm" svg:height="1.613cm" draw:transform="rotate (-3.14159265358979) translate (6.524cm 12.253cm)" svg:viewBox="0 0 3013 1614" svg:d="M3013 1614v-1199c0-208-753-415-1506-415s-1507 207-1507 415v1199c0-208 754-415 1507-415s1506 207 1506 415z">
          <text:p/>
        </draw:path>
        <draw:path draw:style-name="gr26" draw:text-style-name="P23" draw:layer="layout" svg:width="3.008cm" svg:height="0.822cm" svg:x="3.513cm" svg:y="10.232cm" svg:viewBox="0 0 3009 823" svg:d="M3009 407c0 208-754 416-1507 416-721 0-1443-191-1502-390v-18c0-208 753-415 1506-415 721 0 1444 190 1503 389z">
          <text:p/>
        </draw:path>
        <draw:frame draw:style-name="gr27" draw:text-style-name="P25" draw:layer="layout" svg:width="3.846cm" svg:height="1.207cm" svg:x="3.428cm" svg:y="8.365cm">
          <draw:text-box>
            <text:p text:style-name="P24"><text:span text:style-name="T34">центральный</text:span></text:p>
            <text:p text:style-name="P24"><text:span text:style-name="T34">сервер</text:span></text:p>
          </draw:text-box>
        </draw:frame>
        <draw:frame draw:style-name="gr28" draw:text-style-name="P27" draw:layer="layout" svg:width="2.729cm" svg:height="1.047cm" svg:x="1.128cm" svg:y="12.666cm">
          <draw:text-box>
            <text:p text:style-name="P26"><text:span text:style-name="T21">select, insert</text:span></text:p>
            <text:p text:style-name="P26"><text:span text:style-name="T21">update, delete</text:span></text:p>
          </draw:text-box>
        </draw:frame>
        <draw:frame draw:style-name="gr29" draw:text-style-name="P55" draw:layer="layout" svg:width="4.117cm" svg:height="1.207cm" svg:x="17.228cm" svg:y="3.467cm">
          <draw:text-box>
            <text:p text:style-name="P24"><text:span text:style-name="T34">региональный</text:span></text:p>
            <text:p text:style-name="P24"><text:span text:style-name="T34">сервер</text:span></text:p>
          </draw:text-box>
        </draw:frame>
        <draw:custom-shape draw:style-name="gr30" draw:text-style-name="P29" draw:layer="layout" svg:width="2.1cm" svg:height="0.9cm" svg:x="16.305cm" svg:y="7.808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55" draw:layer="layout" svg:width="4.117cm" svg:height="1.207cm" svg:x="17.228cm" svg:y="13.069cm">
          <draw:text-box>
            <text:p text:style-name="P24"><text:span text:style-name="T34">региональный</text:span></text:p>
            <text:p text:style-name="P24"><text:span text:style-name="T34">сервер</text:span></text:p>
          </draw:text-box>
        </draw:frame>
        <draw:custom-shape draw:style-name="gr30" draw:text-style-name="P29" draw:layer="layout" svg:width="2.1cm" svg:height="0.9cm" svg:x="16.305cm" svg:y="17.51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3.012cm" svg:height="2.636cm" svg:x="17.411cm" svg:y="14.32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1" draw:text-style-name="P30" draw:layer="layout" svg:width="3.008cm" svg:height="0.822cm" svg:x="17.411cm" svg:y="15.243cm" svg:viewBox="0 0 3009 823" svg:d="M3009 407c0 208-754 416-1507 416-721 0-1443-191-1502-390v-18c0-208 753-415 1506-415 721 0 1444 190 1503 389z">
          <text:p/>
        </draw:path>
        <draw:path draw:style-name="gr32" draw:text-style-name="P31" draw:layer="layout" svg:width="3.012cm" svg:height="1.316cm" svg:x="17.411cm" svg:y="15.643cm" svg:viewBox="0 0 3013 1317" svg:d="M1506 416c753 0 1507-208 1507-416v901c0 208-754 416-1507 416s-1506-208-1506-416v-901c0 208 753 416 1506 416z">
          <text:p/>
        </draw:path>
        <draw:custom-shape draw:style-name="gr24" draw:text-style-name="P21" draw:layer="layout" svg:width="3.012cm" svg:height="2.636cm" svg:x="17.412cm" svg:y="4.7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1" draw:text-style-name="P30" draw:layer="layout" svg:width="3.008cm" svg:height="0.822cm" svg:x="17.412cm" svg:y="5.644cm" svg:viewBox="0 0 3009 823" svg:d="M3009 407c0 208-754 416-1507 416-721 0-1443-191-1502-390v-18c0-208 753-415 1506-415 721 0 1444 190 1503 389z">
          <text:p/>
        </draw:path>
        <draw:path draw:style-name="gr32" draw:text-style-name="P31" draw:layer="layout" svg:width="3.012cm" svg:height="1.316cm" svg:x="17.412cm" svg:y="6.044cm" svg:viewBox="0 0 3013 1317" svg:d="M1506 416c753 0 1507-208 1507-416v901c0 208-754 416-1507 416s-1506-208-1506-416v-901c0 208 753 416 1506 416z">
          <text:p/>
        </draw:path>
        <draw:custom-shape draw:style-name="gr33" draw:text-style-name="P31" draw:layer="layout" svg:width="0.377cm" svg:height="0.527cm" svg:x="17.481cm" svg:y="9.078cm">
          <text:p/>
          <draw:enhanced-geometry svg:viewBox="0 0 21600 21600" draw:type="rectangle" draw:enhanced-path="M 0 0 L 21600 0 21600 21600 0 21600 0 0 Z N"/>
        </draw:custom-shape>
        <draw:custom-shape draw:style-name="gr33" draw:text-style-name="P31" draw:layer="layout" svg:width="0.301cm" svg:height="0.527cm" svg:x="17.851cm" svg:y="9.078cm">
          <text:p/>
          <draw:enhanced-geometry svg:viewBox="0 0 21600 21600" draw:type="rectangle" draw:enhanced-path="M 0 0 L 21600 0 21600 21600 0 21600 0 0 Z N"/>
        </draw:custom-shape>
        <draw:custom-shape draw:style-name="gr34" draw:text-style-name="P33" draw:layer="layout" svg:width="3.012cm" svg:height="0.527cm" svg:x="17.482cm" svg:y="9.078cm">
          <text:p/>
          <draw:enhanced-geometry svg:viewBox="0 0 21600 21600" draw:type="rectangle" draw:enhanced-path="M 0 0 L 21600 0 21600 21600 0 21600 0 0 Z N"/>
        </draw:custom-shape>
        <draw:custom-shape draw:style-name="gr23" draw:text-style-name="P21" draw:layer="layout" svg:width="1.4cm" svg:height="1.1cm" draw:transform="rotate (-1.5707963267949) translate (19.752cm 7.559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8" draw:text-style-name="P35" draw:layer="layout" svg:width="2.729cm" svg:height="1.047cm" svg:x="19.73cm" svg:y="7.713cm">
          <draw:text-box>
            <text:p text:style-name="P1"><text:span text:style-name="T21">select, insert</text:span></text:p>
            <text:p text:style-name="P1"><text:span text:style-name="T21">update, delete</text:span></text:p>
          </draw:text-box>
        </draw:frame>
        <draw:line draw:style-name="gr17" draw:text-style-name="P34" draw:layer="layout" svg:x1="18.301cm" svg:y1="9.358cm" svg:x2="18.828cm" svg:y2="9.358cm">
          <text:p/>
        </draw:line>
        <draw:frame draw:style-name="gr35" draw:text-style-name="P56" draw:layer="layout" svg:width="2.907cm" svg:height="0.649cm" svg:x="17.527cm" svg:y="9.661cm">
          <draw:text-box>
            <text:p text:style-name="P24"><text:span text:style-name="T21">сегменты WAL</text:span></text:p>
          </draw:text-box>
        </draw:frame>
        <draw:custom-shape draw:style-name="gr33" draw:text-style-name="P31" draw:layer="layout" svg:width="0.377cm" svg:height="0.527cm" svg:x="17.481cm" svg:y="18.678cm">
          <text:p/>
          <draw:enhanced-geometry svg:viewBox="0 0 21600 21600" draw:type="rectangle" draw:enhanced-path="M 0 0 L 21600 0 21600 21600 0 21600 0 0 Z N"/>
        </draw:custom-shape>
        <draw:custom-shape draw:style-name="gr33" draw:text-style-name="P31" draw:layer="layout" svg:width="0.301cm" svg:height="0.527cm" svg:x="17.851cm" svg:y="18.678cm">
          <text:p/>
          <draw:enhanced-geometry svg:viewBox="0 0 21600 21600" draw:type="rectangle" draw:enhanced-path="M 0 0 L 21600 0 21600 21600 0 21600 0 0 Z N"/>
        </draw:custom-shape>
        <draw:custom-shape draw:style-name="gr34" draw:text-style-name="P33" draw:layer="layout" svg:width="3.012cm" svg:height="0.527cm" svg:x="17.482cm" svg:y="18.678cm">
          <text:p/>
          <draw:enhanced-geometry svg:viewBox="0 0 21600 21600" draw:type="rectangle" draw:enhanced-path="M 0 0 L 21600 0 21600 21600 0 21600 0 0 Z N"/>
        </draw:custom-shape>
        <draw:custom-shape draw:style-name="gr23" draw:text-style-name="P21" draw:layer="layout" svg:width="1.4cm" svg:height="1.1cm" draw:transform="rotate (-1.5707963267949) translate (19.752cm 17.159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8" draw:text-style-name="P35" draw:layer="layout" svg:width="2.729cm" svg:height="1.047cm" svg:x="19.73cm" svg:y="17.313cm">
          <draw:text-box>
            <text:p text:style-name="P1"><text:span text:style-name="T21">select, insert</text:span></text:p>
            <text:p text:style-name="P1"><text:span text:style-name="T21">update, delete</text:span></text:p>
          </draw:text-box>
        </draw:frame>
        <draw:line draw:style-name="gr17" draw:text-style-name="P34" draw:layer="layout" svg:x1="18.301cm" svg:y1="18.958cm" svg:x2="18.828cm" svg:y2="18.958cm">
          <text:p/>
        </draw:line>
        <draw:frame draw:style-name="gr35" draw:text-style-name="P56" draw:layer="layout" svg:width="2.907cm" svg:height="0.649cm" svg:x="17.527cm" svg:y="19.261cm">
          <draw:text-box>
            <text:p text:style-name="P24"><text:span text:style-name="T21">сегменты WAL</text:span></text:p>
          </draw:text-box>
        </draw:frame>
        <draw:custom-shape draw:style-name="gr23" draw:text-style-name="P21" draw:layer="layout" svg:width="1.4cm" svg:height="1.1cm" draw:transform="rotate (-1.5707963267949) translate (6.553cm 12.46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30" draw:text-style-name="P29" draw:layer="layout" svg:width="2.1cm" svg:height="0.9cm" svg:x="6.704cm" svg:y="12.107cm">
          <text:p text:style-name="P28"><text:span text:style-name="T21">logical repl.</text:span></text:p>
          <text:p text:style-name="P28"><text:span text:style-name="T21">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1cm" svg:height="0.9cm" svg:x="6.705cm" svg:y="13.208cm">
          <text:p text:style-name="P28"><text:span text:style-name="T21">logical repl.</text:span></text:p>
          <text:p text:style-name="P28"><text:span text:style-name="T21">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56" draw:layer="layout" svg:width="2.907cm" svg:height="0.649cm" svg:x="3.528cm" svg:y="14.665cm">
          <draw:text-box>
            <text:p text:style-name="P24"><text:span text:style-name="T22">сегменты</text:span><text:span text:style-name="T21"> WAL</text:span></text:p>
          </draw:text-box>
        </draw:frame>
        <draw:custom-shape draw:style-name="gr36" draw:text-style-name="P22" draw:layer="layout" svg:width="0.377cm" svg:height="0.527cm" svg:x="3.487cm" svg:y="14.077cm">
          <text:p/>
          <draw:enhanced-geometry svg:viewBox="0 0 21600 21600" draw:type="rectangle" draw:enhanced-path="M 0 0 L 21600 0 21600 21600 0 21600 0 0 Z N"/>
        </draw:custom-shape>
        <draw:custom-shape draw:style-name="gr36" draw:text-style-name="P22" draw:layer="layout" svg:width="0.301cm" svg:height="0.527cm" svg:x="3.864cm" svg:y="14.077cm">
          <text:p/>
          <draw:enhanced-geometry svg:viewBox="0 0 21600 21600" draw:type="rectangle" draw:enhanced-path="M 0 0 L 21600 0 21600 21600 0 21600 0 0 Z N"/>
        </draw:custom-shape>
        <draw:custom-shape draw:style-name="gr34" draw:text-style-name="P33" draw:layer="layout" svg:width="3.012cm" svg:height="0.527cm" svg:x="3.487cm" svg:y="14.077cm">
          <text:p/>
          <draw:enhanced-geometry svg:viewBox="0 0 21600 21600" draw:type="rectangle" draw:enhanced-path="M 0 0 L 21600 0 21600 21600 0 21600 0 0 Z N"/>
        </draw:custom-shape>
        <draw:line draw:style-name="gr17" draw:text-style-name="P34" draw:layer="layout" svg:x1="4.24cm" svg:y1="14.34cm" svg:x2="4.767cm" svg:y2="14.34cm">
          <text:p/>
        </draw:line>
        <draw:frame presentation:style-name="pr4" draw:text-style-name="P58" draw:layer="layout" svg:width="25.6cm" svg:height="14.4cm" svg:x="1.2cm" svg:y="4.8cm" presentation:class="outline" presentation:user-transformed="true">
          <draw:text-box>
            <text:list text:style-name="L3">
              <text:list-item>
                <text:p text:style-name="P57"><text:span text:style-name="T24">получение и консолидация</text:span></text:p>
              </text:list-item>
              <text:list-item>
                <text:p text:style-name="P57"><text:span text:style-name="T24">данных нескольких филиалов</text:span></text:p>
              </text:list-item>
            </text:list>
          </draw:text-box>
        </draw:frame>
        <presentation:notes draw:style-name="dp2">
          <draw:page-thumbnail draw:style-name="gr2" draw:layer="layout" svg:width="14.848cm" svg:height="11.136cm" svg:x="3.075cm" svg:y="2.257cm" draw:page-number="12" presentation:class="page"/>
          <draw:frame presentation:style-name="pr12" draw:text-style-name="P37" draw:layer="layout" svg:width="16.799cm" svg:height="14.721cm" svg:x="2.1cm" svg:y="14.107cm" presentation:class="notes" presentation:user-transformed="true">
            <draw:text-box>
              <text:p text:style-name="P17"><text:span text:style-name="T6">Рассмотрим несколько задач, которые можно решить с помощью логической репликации.</text:span></text:p>
              <text:p text:style-name="P17"><text:span text:style-name="T6">Пусть имеются несколько региональных филиалов, каждый из которых работает на собственном сервере PostgreSQL. Задача состоит</text:span><text:span text:style-name="T6"><text:line-break/></text:span><text:span text:style-name="T6">в консолидации части данных на центральном сервере.</text:span></text:p>
              <text:p text:style-name="P17"><text:span text:style-name="T6">Для решения задачи на региональных серверах создаются публикации необходимых данных. Центральный сервер подписывается на эти публикации. Полученные данные можно обрабатывать с помощью триггеров на стороне центрального сервера (например, приводя данные к единому виду).</text:span></text:p>
              <text:p text:style-name="P17"><text:span text:style-name="T6">Такая же схема, развернутая наоборот, позволяет, например, передавать справочную информацию от центрального сервера региональным.</text:span></text:p>
              <text:p text:style-name="P17"><text:span text:style-name="T6">С точки зрения бизнес-логики также есть множество особенностей, требующих внимания. В каких-то случаях может быть проще периодически передавать данные в пакетном режиме.</text:span></text:p>
              <text:p text:style-name="P17"><text:span text:style-name="T6">На иллюстрации: на центральном сервере работают два процесса приема журналов, по одному на каждую подписку.</text:span></text:p>
              <text:p text:style-name="P17"><text:span text:style-name="T6"/></text:p>
            </draw:text-box>
          </draw:frame>
        </presentation:notes>
      </draw:page>
      <draw:page draw:name="page13"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2. Обновление серверов</text:span></text:p>
          </draw:text-box>
        </draw:frame>
        <draw:frame presentation:style-name="pr4" draw:text-style-name="P58" draw:layer="layout" svg:width="25.6cm" svg:height="14.4cm" svg:x="1.2cm" svg:y="4.8cm" presentation:class="outline" presentation:user-transformed="true">
          <draw:text-box>
            <text:list text:style-name="L3">
              <text:list-item>
                <text:p text:style-name="P57"><text:span text:style-name="T24">обновление основной версии</text:span></text:p>
              </text:list-item>
              <text:list-item>
                <text:p text:style-name="P57"><text:span text:style-name="T24">без прерывания обслуживания</text:span></text:p>
              </text:list-item>
            </text:list>
          </draw:text-box>
        </draw:frame>
        <draw:custom-shape draw:style-name="gr24" draw:text-style-name="P21" draw:layer="layout" svg:width="3.012cm" svg:height="2.636cm" svg:x="20.355cm" svg:y="9.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1" draw:text-style-name="P30" draw:layer="layout" svg:width="3.008cm" svg:height="0.822cm" svg:x="20.355cm" svg:y="10.521cm" svg:viewBox="0 0 3009 823" svg:d="M3009 407c0 208-754 416-1507 416-721 0-1443-191-1502-390v-18c0-208 753-415 1506-415 721 0 1444 190 1503 389z">
          <text:p/>
        </draw:path>
        <draw:path draw:style-name="gr32" draw:text-style-name="P31" draw:layer="layout" svg:width="3.012cm" svg:height="1.316cm" svg:x="20.355cm" svg:y="10.921cm" svg:viewBox="0 0 3013 1317" svg:d="M1506 416c753 0 1507-208 1507-416v901c0 208-754 416-1507 416s-1506-208-1506-416v-901c0 208 753 416 1506 416z">
          <text:p/>
        </draw:path>
        <draw:custom-shape draw:style-name="gr23" draw:text-style-name="P21" draw:layer="layout" svg:width="1.4cm" svg:height="1.1cm" draw:transform="rotate (-1.5707963267949) translate (8.212cm 12.458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4" draw:text-style-name="P21" draw:layer="layout" svg:width="3.012cm" svg:height="2.636cm" svg:x="6.365cm" svg:y="9.6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5" draw:text-style-name="P22" draw:layer="layout" svg:width="3.012cm" svg:height="1.613cm" draw:transform="rotate (-3.14159265358979) translate (9.378cm 12.25cm)" svg:viewBox="0 0 3013 1614" svg:d="M3013 1614v-1199c0-208-753-415-1506-415s-1507 207-1507 415v1199c0-208 754-415 1507-415s1506 207 1506 415z">
          <text:p/>
        </draw:path>
        <draw:path draw:style-name="gr26" draw:text-style-name="P23" draw:layer="layout" svg:width="3.008cm" svg:height="0.822cm" svg:x="6.367cm" svg:y="10.229cm" svg:viewBox="0 0 3009 823" svg:d="M3009 407c0 208-754 416-1507 416-721 0-1443-191-1502-390v-18c0-208 753-415 1506-415 721 0 1444 190 1503 389z">
          <text:p/>
        </draw:path>
        <draw:frame draw:style-name="gr37" draw:text-style-name="P25" draw:layer="layout" svg:width="3.419cm" svg:height="1.207cm" svg:x="6.182cm" svg:y="8.862cm">
          <draw:text-box>
            <text:p text:style-name="P24"><text:span text:style-name="T34">старый сервер</text:span></text:p>
          </draw:text-box>
        </draw:frame>
        <draw:frame draw:style-name="gr28" draw:text-style-name="P27" draw:layer="layout" svg:width="2.729cm" svg:height="1.047cm" svg:x="4.482cm" svg:y="12.663cm">
          <draw:text-box>
            <text:p text:style-name="P26"><text:span text:style-name="T21">select, insert</text:span></text:p>
            <text:p text:style-name="P26"><text:span text:style-name="T21">update, delete</text:span></text:p>
          </draw:text-box>
        </draw:frame>
        <draw:frame draw:style-name="gr38" draw:text-style-name="P25" draw:layer="layout" svg:width="3.237cm" svg:height="1.207cm" svg:x="20.282cm" svg:y="8.864cm">
          <draw:text-box>
            <text:p text:style-name="P24"><text:span text:style-name="T34">новый сервер</text:span></text:p>
          </draw:text-box>
        </draw:frame>
        <draw:frame draw:style-name="gr35" draw:text-style-name="P56" draw:layer="layout" svg:width="2.907cm" svg:height="0.649cm" svg:x="6.363cm" svg:y="14.564cm">
          <draw:text-box>
            <text:p text:style-name="P24"><text:span text:style-name="T21">сегменты WAL</text:span></text:p>
          </draw:text-box>
        </draw:frame>
        <draw:custom-shape draw:style-name="gr36" draw:text-style-name="P22" draw:layer="layout" svg:width="0.377cm" svg:height="0.527cm" svg:x="6.322cm" svg:y="13.976cm">
          <text:p/>
          <draw:enhanced-geometry svg:viewBox="0 0 21600 21600" draw:type="rectangle" draw:enhanced-path="M 0 0 L 21600 0 21600 21600 0 21600 0 0 Z N"/>
        </draw:custom-shape>
        <draw:custom-shape draw:style-name="gr36" draw:text-style-name="P22" draw:layer="layout" svg:width="0.301cm" svg:height="0.527cm" svg:x="6.699cm" svg:y="13.976cm">
          <text:p/>
          <draw:enhanced-geometry svg:viewBox="0 0 21600 21600" draw:type="rectangle" draw:enhanced-path="M 0 0 L 21600 0 21600 21600 0 21600 0 0 Z N"/>
        </draw:custom-shape>
        <draw:custom-shape draw:style-name="gr34" draw:text-style-name="P33" draw:layer="layout" svg:width="3.012cm" svg:height="0.527cm" svg:x="6.322cm" svg:y="13.976cm">
          <text:p/>
          <draw:enhanced-geometry svg:viewBox="0 0 21600 21600" draw:type="rectangle" draw:enhanced-path="M 0 0 L 21600 0 21600 21600 0 21600 0 0 Z N"/>
        </draw:custom-shape>
        <draw:line draw:style-name="gr17" draw:text-style-name="P34" draw:layer="layout" svg:x1="7.075cm" svg:y1="14.239cm" svg:x2="7.602cm" svg:y2="14.239cm">
          <text:p/>
        </draw:line>
        <draw:frame draw:style-name="gr39" draw:text-style-name="P59" draw:layer="layout" svg:width="1.912cm" svg:height="0.962cm" svg:x="7.006cm" svg:y="11.052cm">
          <draw:text-box>
            <text:p text:style-name="P1">13.6</text:p>
          </draw:text-box>
        </draw:frame>
        <draw:frame draw:style-name="gr40" draw:text-style-name="P60" draw:layer="layout" svg:width="1.738cm" svg:height="0.962cm" svg:x="20.995cm" svg:y="11.325cm">
          <draw:text-box>
            <text:p text:style-name="P1">16.2</text:p>
          </draw:text-box>
        </draw:frame>
        <presentation:notes draw:style-name="dp2">
          <draw:page-thumbnail draw:style-name="gr2" draw:layer="layout" svg:width="14.848cm" svg:height="11.136cm" svg:x="3.075cm" svg:y="2.257cm" draw:page-number="13" presentation:class="page"/>
          <draw:frame presentation:style-name="pr21" draw:text-style-name="P61" draw:layer="layout" svg:width="16.799cm" svg:height="13.921cm" svg:x="2.1cm" svg:y="14.107cm" presentation:class="notes" presentation:user-transformed="true">
            <draw:text-box>
              <text:p text:style-name="P44"><text:span text:style-name="T6">Задача: обеспечить обновление основной версии сервера без прерывания обслуживания клиентов.</text:span></text:p>
              <text:p text:style-name="P44"><text:span text:style-name="T6">Поскольку между разными основными версиями нет двоичной совместимости, физическая репликация не помогает. Однако <text:s/>логическая репликация дает возможности для решения этой задачи.</text:span></text:p>
              <text:p text:style-name="P44"><text:span text:style-name="T6">Как обычно, требуются внешние средства для переключения пользователей между серверами.</text:span></text:p>
              <text:p text:style-name="P44"><text:span text:style-name="T6"/></text:p>
              <text:p text:style-name="P44"><text:span text:style-name="T6">Вначале создается новый сервер с желаемой версией PostgreSQL.</text:span></text:p>
            </draw:text-box>
          </draw:frame>
        </presentation:notes>
      </draw:page>
      <draw:page draw:name="page14"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2. Обновление серверов</text:span></text:p>
          </draw:text-box>
        </draw:frame>
        <draw:frame presentation:style-name="pr4" draw:text-style-name="P58" draw:layer="layout" svg:width="25.6cm" svg:height="14.4cm" svg:x="1.2cm" svg:y="4.8cm" presentation:class="outline" presentation:user-transformed="true">
          <draw:text-box>
            <text:list text:style-name="L3">
              <text:list-item>
                <text:p text:style-name="P57"><text:span text:style-name="T24">обновление основной версии</text:span></text:p>
              </text:list-item>
              <text:list-item>
                <text:p text:style-name="P57"><text:span text:style-name="T24">без прерывания обслуживания</text:span></text:p>
              </text:list-item>
            </text:list>
          </draw:text-box>
        </draw:frame>
        <draw:custom-shape draw:style-name="gr41" draw:text-style-name="P21" draw:layer="layout" svg:width="0.5cm" svg:height="8.75cm" draw:transform="rotate (-1.5707963267949) translate (19.108cm 12.904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1" draw:layer="layout" svg:width="1.4cm" svg:height="1.1cm" draw:transform="rotate (-1.5707963267949) translate (8.212cm 12.458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4" draw:text-style-name="P21" draw:layer="layout" svg:width="3.012cm" svg:height="2.636cm" svg:x="6.365cm" svg:y="9.6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5" draw:text-style-name="P22" draw:layer="layout" svg:width="3.012cm" svg:height="1.613cm" draw:transform="rotate (-3.14159265358979) translate (9.378cm 12.25cm)" svg:viewBox="0 0 3013 1614" svg:d="M3013 1614v-1199c0-208-753-415-1506-415s-1507 207-1507 415v1199c0-208 754-415 1507-415s1506 207 1506 415z">
          <text:p/>
        </draw:path>
        <draw:path draw:style-name="gr26" draw:text-style-name="P23" draw:layer="layout" svg:width="3.008cm" svg:height="0.822cm" svg:x="6.367cm" svg:y="10.229cm" svg:viewBox="0 0 3009 823" svg:d="M3009 407c0 208-754 416-1507 416-721 0-1443-191-1502-390v-18c0-208 753-415 1506-415 721 0 1444 190 1503 389z">
          <text:p/>
        </draw:path>
        <draw:frame draw:style-name="gr37" draw:text-style-name="P25" draw:layer="layout" svg:width="3.419cm" svg:height="1.207cm" svg:x="6.182cm" svg:y="8.862cm">
          <draw:text-box>
            <text:p text:style-name="P24"><text:span text:style-name="T34">старый сервер</text:span></text:p>
          </draw:text-box>
        </draw:frame>
        <draw:frame draw:style-name="gr28" draw:text-style-name="P27" draw:layer="layout" svg:width="2.729cm" svg:height="1.047cm" svg:x="4.482cm" svg:y="12.663cm">
          <draw:text-box>
            <text:p text:style-name="P26"><text:span text:style-name="T21">select, insert</text:span></text:p>
            <text:p text:style-name="P26"><text:span text:style-name="T21">update, delete</text:span></text:p>
          </draw:text-box>
        </draw:frame>
        <draw:frame draw:style-name="gr38" draw:text-style-name="P25" draw:layer="layout" svg:width="3.237cm" svg:height="1.207cm" svg:x="20.282cm" svg:y="8.864cm">
          <draw:text-box>
            <text:p text:style-name="P24"><text:span text:style-name="T34">новый сервер</text:span></text:p>
          </draw:text-box>
        </draw:frame>
        <draw:custom-shape draw:style-name="gr42" draw:text-style-name="P21" draw:layer="layout" svg:width="0.85cm" svg:height="0.85cm" draw:transform="rotate (1.5707963267949) translate (21.358cm 13.304cm)">
          <text:p/>
          <draw:enhanced-geometry svg:viewBox="0 0 841 854" draw:mirror-horizontal="false" draw:mirror-vertical="false" draw:type="non-primitive" draw:enhanced-path="M 517 247 L 517 415 264 415 264 0 0 0 0 680 517 680 517 854 841 547 517 247 Z N"/>
        </draw:custom-shape>
        <draw:custom-shape draw:style-name="gr30" draw:text-style-name="P29" draw:layer="layout" svg:width="2.1cm" svg:height="0.9cm" svg:x="8.358cm" svg:y="12.704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1cm" svg:height="0.9cm" svg:x="19.259cm" svg:y="12.705cm">
          <text:p text:style-name="P28"><text:span text:style-name="T21">logical repl.</text:span></text:p>
          <text:p text:style-name="P28"><text:span text:style-name="T21">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56" draw:layer="layout" svg:width="2.907cm" svg:height="0.649cm" svg:x="6.363cm" svg:y="14.564cm">
          <draw:text-box>
            <text:p text:style-name="P24"><text:span text:style-name="T21">сегменты WAL</text:span></text:p>
          </draw:text-box>
        </draw:frame>
        <draw:custom-shape draw:style-name="gr36" draw:text-style-name="P22" draw:layer="layout" svg:width="0.377cm" svg:height="0.527cm" svg:x="6.322cm" svg:y="13.976cm">
          <text:p/>
          <draw:enhanced-geometry svg:viewBox="0 0 21600 21600" draw:type="rectangle" draw:enhanced-path="M 0 0 L 21600 0 21600 21600 0 21600 0 0 Z N"/>
        </draw:custom-shape>
        <draw:custom-shape draw:style-name="gr36" draw:text-style-name="P22" draw:layer="layout" svg:width="0.301cm" svg:height="0.527cm" svg:x="6.699cm" svg:y="13.976cm">
          <text:p/>
          <draw:enhanced-geometry svg:viewBox="0 0 21600 21600" draw:type="rectangle" draw:enhanced-path="M 0 0 L 21600 0 21600 21600 0 21600 0 0 Z N"/>
        </draw:custom-shape>
        <draw:custom-shape draw:style-name="gr34" draw:text-style-name="P33" draw:layer="layout" svg:width="3.012cm" svg:height="0.527cm" svg:x="6.322cm" svg:y="13.976cm">
          <text:p/>
          <draw:enhanced-geometry svg:viewBox="0 0 21600 21600" draw:type="rectangle" draw:enhanced-path="M 0 0 L 21600 0 21600 21600 0 21600 0 0 Z N"/>
        </draw:custom-shape>
        <draw:line draw:style-name="gr17" draw:text-style-name="P34" draw:layer="layout" svg:x1="7.075cm" svg:y1="14.239cm" svg:x2="7.602cm" svg:y2="14.239cm">
          <text:p/>
        </draw:line>
        <draw:frame draw:style-name="gr39" draw:text-style-name="P59" draw:layer="layout" svg:width="1.912cm" svg:height="0.962cm" svg:x="7.006cm" svg:y="11.052cm">
          <draw:text-box>
            <text:p text:style-name="P1">13.6</text:p>
          </draw:text-box>
        </draw:frame>
        <draw:custom-shape draw:style-name="gr24" draw:text-style-name="P21" draw:layer="layout" svg:width="3.012cm" svg:height="2.636cm" svg:x="20.365cm" svg:y="9.61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 draw:text-style-name="P31" draw:layer="layout" svg:width="3.012cm" svg:height="1.613cm" draw:transform="rotate (-3.14159265358979) translate (23.378cm 12.247cm)" svg:viewBox="0 0 3013 1614" svg:d="M3013 1614v-1199c0-208-753-415-1506-415s-1507 207-1507 415v1199c0-208 754-415 1507-415s1506 207 1506 415z">
          <text:p/>
        </draw:path>
        <draw:path draw:style-name="gr31" draw:text-style-name="P30" draw:layer="layout" svg:width="3.008cm" svg:height="0.822cm" svg:x="20.367cm" svg:y="10.226cm" svg:viewBox="0 0 3009 823" svg:d="M3009 407c0 208-754 416-1507 416-721 0-1443-191-1502-390v-18c0-208 753-415 1506-415 721 0 1444 190 1503 389z">
          <text:p/>
        </draw:path>
        <draw:frame draw:style-name="gr39" draw:text-style-name="P60" draw:layer="layout" svg:width="1.912cm" svg:height="0.962cm" svg:x="21.007cm" svg:y="11.049cm">
          <draw:text-box>
            <text:p text:style-name="P1">16.2</text:p>
          </draw:text-box>
        </draw:frame>
        <draw:custom-shape draw:style-name="gr43" draw:text-style-name="P36" draw:layer="layout" svg:width="3.397cm" svg:height="1.416cm" svg:x="12.506cm" svg:y="10.668cm">
          <text:p text:style-name="P28"><text:span text:style-name="T22">начальная</text:span></text:p>
          <text:p text:style-name="P28"><text:span text:style-name="T22">синхронизация</text:span></text:p>
          <draw:enhanced-geometry svg:viewBox="0 0 21600 21600" draw:glue-points="10800 0 3160 3160 0 10800 3160 18440 10800 21600 18440 18440 21600 10800 18440 3160 ?f14 ?f15" draw:text-areas="3200 3200 18400 18400" draw:type="round-callout" draw:modifiers="17728.7816362566 35822.15949188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4" presentation:class="page"/>
          <draw:frame presentation:style-name="pr21" draw:text-style-name="P61" draw:layer="layout" svg:width="16.799cm" svg:height="13.921cm" svg:x="2.1cm" svg:y="14.107cm" presentation:class="notes" presentation:user-transformed="true">
            <draw:text-box>
              <text:p text:style-name="P44"><text:span text:style-name="T6">Затем между серверами настраивается логическая репликация всех необходимых баз и данные синхронизируются. Это возможно благодаря тому, что для логической репликации не требуется двоичной совместимости между серверами.</text:span></text:p>
            </draw:text-box>
          </draw:frame>
        </presentation:notes>
      </draw:page>
      <draw:page draw:name="page15"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2. Обновление серверов</text:span></text:p>
          </draw:text-box>
        </draw:frame>
        <draw:frame draw:style-name="gr38" draw:text-style-name="P25" draw:layer="layout" svg:width="3.237cm" svg:height="1.207cm" svg:x="17.428cm" svg:y="8.864cm">
          <draw:text-box>
            <text:p text:style-name="P24"><text:span text:style-name="T34">новый сервер</text:span></text:p>
          </draw:text-box>
        </draw:frame>
        <draw:frame presentation:style-name="pr4" draw:text-style-name="P58" draw:layer="layout" svg:width="25.6cm" svg:height="14.4cm" svg:x="1.2cm" svg:y="4.8cm" presentation:class="outline" presentation:user-transformed="true">
          <draw:text-box>
            <text:list text:style-name="L3">
              <text:list-item>
                <text:p text:style-name="P57"><text:span text:style-name="T24">обновление основной версии</text:span></text:p>
              </text:list-item>
              <text:list-item>
                <text:p text:style-name="P57"><text:span text:style-name="T24">без прерывания обслуживания</text:span></text:p>
              </text:list-item>
            </text:list>
          </draw:text-box>
        </draw:frame>
        <draw:custom-shape draw:style-name="gr24" draw:text-style-name="P21" draw:layer="layout" svg:width="3.012cm" svg:height="2.636cm" svg:x="17.511cm" svg:y="9.61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 draw:text-style-name="P31" draw:layer="layout" svg:width="3.012cm" svg:height="1.613cm" draw:transform="rotate (-3.14159265358979) translate (20.524cm 12.247cm)" svg:viewBox="0 0 3013 1614" svg:d="M3013 1614v-1199c0-208-753-415-1506-415s-1507 207-1507 415v1199c0-208 754-415 1507-415s1506 207 1506 415z">
          <text:p/>
        </draw:path>
        <draw:path draw:style-name="gr31" draw:text-style-name="P30" draw:layer="layout" svg:width="3.008cm" svg:height="0.822cm" svg:x="17.513cm" svg:y="10.226cm" svg:viewBox="0 0 3009 823" svg:d="M3009 407c0 208-754 416-1507 416-721 0-1443-191-1502-390v-18c0-208 753-415 1506-415 721 0 1444 190 1503 389z">
          <text:p/>
        </draw:path>
        <draw:frame draw:style-name="gr39" draw:text-style-name="P60" draw:layer="layout" svg:width="1.912cm" svg:height="0.962cm" svg:x="18.153cm" svg:y="11.049cm">
          <draw:text-box>
            <text:p text:style-name="P1">16.2</text:p>
          </draw:text-box>
        </draw:frame>
        <draw:custom-shape draw:style-name="gr33" draw:text-style-name="P31" draw:layer="layout" svg:width="0.377cm" svg:height="0.527cm" svg:x="17.581cm" svg:y="13.978cm">
          <text:p/>
          <draw:enhanced-geometry svg:viewBox="0 0 21600 21600" draw:type="rectangle" draw:enhanced-path="M 0 0 L 21600 0 21600 21600 0 21600 0 0 Z N"/>
        </draw:custom-shape>
        <draw:custom-shape draw:style-name="gr33" draw:text-style-name="P31" draw:layer="layout" svg:width="0.301cm" svg:height="0.527cm" svg:x="17.951cm" svg:y="13.978cm">
          <text:p/>
          <draw:enhanced-geometry svg:viewBox="0 0 21600 21600" draw:type="rectangle" draw:enhanced-path="M 0 0 L 21600 0 21600 21600 0 21600 0 0 Z N"/>
        </draw:custom-shape>
        <draw:custom-shape draw:style-name="gr34" draw:text-style-name="P33" draw:layer="layout" svg:width="3.012cm" svg:height="0.527cm" svg:x="17.582cm" svg:y="13.978cm">
          <text:p/>
          <draw:enhanced-geometry svg:viewBox="0 0 21600 21600" draw:type="rectangle" draw:enhanced-path="M 0 0 L 21600 0 21600 21600 0 21600 0 0 Z N"/>
        </draw:custom-shape>
        <draw:custom-shape draw:style-name="gr23" draw:text-style-name="P21" draw:layer="layout" svg:width="1.4cm" svg:height="1.1cm" draw:transform="rotate (-1.5707963267949) translate (19.852cm 12.459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8" draw:text-style-name="P35" draw:layer="layout" svg:width="2.729cm" svg:height="1.047cm" svg:x="19.83cm" svg:y="12.613cm">
          <draw:text-box>
            <text:p text:style-name="P1"><text:span text:style-name="T21">select, insert</text:span></text:p>
            <text:p text:style-name="P1"><text:span text:style-name="T21">update, delete</text:span></text:p>
          </draw:text-box>
        </draw:frame>
        <draw:line draw:style-name="gr17" draw:text-style-name="P34" draw:layer="layout" svg:x1="18.401cm" svg:y1="14.258cm" svg:x2="18.928cm" svg:y2="14.258cm">
          <text:p/>
        </draw:line>
        <draw:frame draw:style-name="gr35" draw:text-style-name="P56" draw:layer="layout" svg:width="2.907cm" svg:height="0.649cm" svg:x="17.627cm" svg:y="14.561cm">
          <draw:text-box>
            <text:p text:style-name="P24"><text:span text:style-name="T21">сегменты WAL</text:span></text:p>
          </draw:text-box>
        </draw:frame>
        <presentation:notes draw:style-name="dp2">
          <draw:page-thumbnail draw:style-name="gr2" draw:layer="layout" svg:width="14.848cm" svg:height="11.136cm" svg:x="3.075cm" svg:y="2.257cm" draw:page-number="15" presentation:class="page"/>
          <draw:frame presentation:style-name="pr21" draw:text-style-name="P61" draw:layer="layout" svg:width="16.799cm" svg:height="13.921cm" svg:x="2.1cm" svg:y="14.107cm" presentation:class="notes" presentation:user-transformed="true">
            <draw:text-box>
              <text:p text:style-name="P44"><text:span text:style-name="T6">После этого клиенты переключаются на новый сервер, а старый выключается.</text:span></text:p>
              <text:p text:style-name="P44"><text:span text:style-name="T6">На самом деле процесс обновления с помощью логической репликации гораздо более сложен и сопряжен со значительными трудностями. Несколько подробнее он рассматривается в курсе DBA2, тема «Обновление сервера».</text:span></text:p>
              <text:p text:style-name="P44"><text:span text:style-name="T6"/></text:p>
            </draw:text-box>
          </draw:frame>
        </presentation:notes>
      </draw:page>
      <draw:page draw:name="page16"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3. Мастер-мастер</text:span></text:p>
          </draw:text-box>
        </draw:frame>
        <draw:g draw:style-name="gr44">
          <draw:custom-shape draw:style-name="gr24" draw:text-style-name="P21" draw:layer="layout" svg:width="3.012cm" svg:height="2.636cm" svg:x="5.372cm" svg:y="9.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5" draw:text-style-name="P22" draw:layer="layout" svg:width="3.012cm" svg:height="1.613cm" draw:transform="rotate (-3.14159265358979) translate (8.385cm 12.246cm)" svg:viewBox="0 0 3013 1614" svg:d="M3013 1614v-1199c0-208-753-415-1506-415s-1507 207-1507 415v1199c0-208 754-415 1507-415s1506 207 1506 415z">
            <text:p/>
          </draw:path>
          <draw:path draw:style-name="gr26" draw:text-style-name="P23" draw:layer="layout" svg:width="3.008cm" svg:height="0.822cm" svg:x="5.374cm" svg:y="10.225cm" svg:viewBox="0 0 3009 823" svg:d="M3009 407c0 208-754 416-1507 416-721 0-1443-191-1502-390v-18c0-208 753-415 1506-415 721 0 1444 190 1503 389z">
            <text:p/>
          </draw:path>
          <draw:frame draw:style-name="gr45" draw:text-style-name="P25" draw:layer="layout" svg:width="4.117cm" svg:height="1.199cm" svg:x="4.789cm" svg:y="8.958cm">
            <draw:text-box>
              <text:p text:style-name="P24"><text:span text:style-name="T20">основной сервер</text:span></text:p>
            </draw:text-box>
          </draw:frame>
          <draw:frame draw:style-name="gr46" draw:text-style-name="P25" draw:layer="layout" svg:width="4.092cm" svg:height="1.207cm" svg:x="18.889cm" svg:y="8.86cm">
            <draw:text-box>
              <text:p text:style-name="P24"><text:span text:style-name="T20">основной сервер</text:span></text:p>
            </draw:text-box>
          </draw:frame>
          <draw:custom-shape draw:style-name="gr33" draw:text-style-name="P31" draw:layer="layout" svg:width="0.377cm" svg:height="0.527cm" svg:x="19.343cm" svg:y="13.975cm">
            <text:p/>
            <draw:enhanced-geometry svg:viewBox="0 0 21600 21600" draw:type="rectangle" draw:enhanced-path="M 0 0 L 21600 0 21600 21600 0 21600 0 0 Z N"/>
          </draw:custom-shape>
          <draw:custom-shape draw:style-name="gr33" draw:text-style-name="P31" draw:layer="layout" svg:width="0.301cm" svg:height="0.527cm" svg:x="19.713cm" svg:y="13.975cm">
            <text:p/>
            <draw:enhanced-geometry svg:viewBox="0 0 21600 21600" draw:type="rectangle" draw:enhanced-path="M 0 0 L 21600 0 21600 21600 0 21600 0 0 Z N"/>
          </draw:custom-shape>
          <draw:custom-shape draw:style-name="gr34" draw:text-style-name="P33" draw:layer="layout" svg:width="3.012cm" svg:height="0.527cm" svg:x="19.344cm" svg:y="13.975cm">
            <text:p/>
            <draw:enhanced-geometry svg:viewBox="0 0 21600 21600" draw:type="rectangle" draw:enhanced-path="M 0 0 L 21600 0 21600 21600 0 21600 0 0 Z N"/>
          </draw:custom-shape>
          <draw:custom-shape draw:style-name="gr23" draw:text-style-name="P21" draw:layer="layout" svg:width="1.4cm" svg:height="1.1cm" draw:transform="rotate (-1.5707963267949) translate (22.314cm 12.456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8" draw:text-style-name="P35" draw:layer="layout" svg:width="2.729cm" svg:height="1.047cm" svg:x="22.292cm" svg:y="12.61cm">
            <draw:text-box>
              <text:p text:style-name="P1"><text:span text:style-name="T21">select, insert</text:span></text:p>
              <text:p text:style-name="P1"><text:span text:style-name="T21">update, delete</text:span></text:p>
            </draw:text-box>
          </draw:frame>
          <draw:line draw:style-name="gr17" draw:text-style-name="P34" draw:layer="layout" svg:x1="20.163cm" svg:y1="14.255cm" svg:x2="20.69cm" svg:y2="14.255cm">
            <text:p/>
          </draw:line>
          <draw:custom-shape draw:style-name="gr24" draw:text-style-name="P21" draw:layer="layout" svg:width="3.012cm" svg:height="2.636cm" svg:x="19.369cm" svg:y="9.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47" draw:text-style-name="P62" draw:layer="layout" svg:width="3.012cm" svg:height="1.613cm" draw:transform="rotate (-3.14159265358979) translate (22.382cm 12.246cm)" svg:viewBox="0 0 3013 1614" svg:d="M3013 1614v-1199c0-208-753-415-1506-415s-1507 207-1507 415v1199c0-208 754-415 1507-415s1506 207 1506 415z">
            <text:p/>
          </draw:path>
          <draw:path draw:style-name="gr48" draw:text-style-name="P63" draw:layer="layout" svg:width="3.008cm" svg:height="0.822cm" svg:x="19.371cm" svg:y="10.225cm" svg:viewBox="0 0 3009 823" svg:d="M3009 407c0 208-754 416-1507 416-721 0-1443-191-1502-390v-18c0-208 753-415 1506-415 721 0 1444 190 1503 389z">
            <text:p/>
          </draw:path>
          <draw:custom-shape draw:style-name="gr49" draw:text-style-name="P21" draw:layer="layout" svg:width="0.5cm" svg:height="7.947cm" draw:transform="rotate (-1.5707963267949) translate (18.623cm 13.4cm)">
            <text:p/>
            <draw:enhanced-geometry svg:viewBox="0 0 21600 21600" draw:mirror-horizontal="true"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21" draw:layer="layout" svg:width="0.5cm" svg:height="8.052cm" draw:transform="rotate (-1.5707963267949) translate (17.014cm 12.299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1" draw:layer="layout" svg:width="1.4cm" svg:height="1.1cm" draw:transform="rotate (-1.5707963267949) translate (6.718cm 12.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35" draw:text-style-name="P32" draw:layer="layout" svg:width="2.907cm" svg:height="0.649cm" svg:x="5.388cm" svg:y="14.557cm">
            <draw:text-box>
              <text:p text:style-name="P24"><text:span text:style-name="T21">сегменты WAL</text:span></text:p>
            </draw:text-box>
          </draw:frame>
          <draw:frame draw:style-name="gr28" draw:text-style-name="P27" draw:layer="layout" svg:width="2.729cm" svg:height="1.047cm" svg:x="2.988cm" svg:y="12.658cm">
            <draw:text-box>
              <text:p text:style-name="P26"><text:span text:style-name="T21">select, insert</text:span></text:p>
              <text:p text:style-name="P26"><text:span text:style-name="T21">update, delete</text:span></text:p>
            </draw:text-box>
          </draw:frame>
          <draw:custom-shape draw:style-name="gr36" draw:text-style-name="P22" draw:layer="layout" svg:width="0.377cm" svg:height="0.527cm" svg:x="5.347cm" svg:y="13.969cm">
            <text:p/>
            <draw:enhanced-geometry svg:viewBox="0 0 21600 21600" draw:type="rectangle" draw:enhanced-path="M 0 0 L 21600 0 21600 21600 0 21600 0 0 Z N"/>
          </draw:custom-shape>
          <draw:custom-shape draw:style-name="gr36" draw:text-style-name="P22" draw:layer="layout" svg:width="0.301cm" svg:height="0.527cm" svg:x="5.724cm" svg:y="13.969cm">
            <text:p/>
            <draw:enhanced-geometry svg:viewBox="0 0 21600 21600" draw:type="rectangle" draw:enhanced-path="M 0 0 L 21600 0 21600 21600 0 21600 0 0 Z N"/>
          </draw:custom-shape>
          <draw:custom-shape draw:style-name="gr34" draw:text-style-name="P33" draw:layer="layout" svg:width="3.012cm" svg:height="0.527cm" svg:x="5.347cm" svg:y="13.969cm">
            <text:p/>
            <draw:enhanced-geometry svg:viewBox="0 0 21600 21600" draw:type="rectangle" draw:enhanced-path="M 0 0 L 21600 0 21600 21600 0 21600 0 0 Z N"/>
          </draw:custom-shape>
          <draw:line draw:style-name="gr17" draw:text-style-name="P34" draw:layer="layout" svg:x1="6.1cm" svg:y1="14.232cm" svg:x2="6.627cm" svg:y2="14.232cm">
            <text:p/>
          </draw:line>
          <draw:frame draw:style-name="gr35" draw:text-style-name="P32" draw:layer="layout" svg:width="2.907cm" svg:height="0.649cm" svg:x="19.389cm" svg:y="14.558cm">
            <draw:text-box>
              <text:p text:style-name="P24"><text:span text:style-name="T21">сегменты WAL</text:span></text:p>
            </draw:text-box>
          </draw:frame>
          <draw:custom-shape draw:style-name="gr30" draw:text-style-name="P29" draw:layer="layout" svg:width="2.1cm" svg:height="0.9cm" svg:x="8.566cm" svg:y="12.103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1cm" svg:height="0.9cm" svg:x="8.567cm" svg:y="13.204cm">
            <text:p text:style-name="P28"><text:span text:style-name="T21">logical repl.</text:span></text:p>
            <text:p text:style-name="P28"><text:span text:style-name="T21">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1cm" svg:height="0.9cm" svg:x="17.167cm" svg:y="12.104cm">
            <text:p text:style-name="P28"><text:span text:style-name="T21">logical repl.</text:span></text:p>
            <text:p text:style-name="P28"><text:span text:style-name="T21">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1cm" svg:height="0.9cm" svg:x="17.168cm" svg:y="13.205cm">
            <text:p text:style-name="P28"><text:span text:style-name="T21">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1" draw:layer="layout" svg:width="1.4cm" svg:height="1.1cm" draw:transform="rotate (-1.5707963267949) translate (8.415cm 12.457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3" draw:text-style-name="P21" draw:layer="layout" svg:width="1.4cm" svg:height="1.1cm" draw:transform="rotate (-1.5707963267949) translate (20.518cm 12.454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g>
        <draw:frame presentation:style-name="pr4" draw:text-style-name="P58" draw:layer="layout" svg:width="25.6cm" svg:height="14.4cm" svg:x="1.2cm" svg:y="4.8cm" presentation:class="outline" presentation:user-transformed="true">
          <draw:text-box>
            <text:list text:style-name="L3">
              <text:list-item>
                <text:p text:style-name="P57"><text:span text:style-name="T24">кластер, в котором</text:span></text:p>
              </text:list-item>
              <text:list-item>
                <text:p text:style-name="P57"><text:span text:style-name="T24">данные могут изменять несколько серверов</text:span></text:p>
              </text:list-item>
            </text:list>
          </draw:text-box>
        </draw:frame>
        <presentation:notes draw:style-name="dp2">
          <draw:page-thumbnail draw:style-name="gr2" draw:layer="layout" svg:width="14.848cm" svg:height="11.136cm" svg:x="3.075cm" svg:y="2.257cm" draw:page-number="16" presentation:class="page"/>
          <draw:frame presentation:style-name="pr22" draw:text-style-name="P37" draw:layer="layout" svg:width="16.799cm" svg:height="14.476cm" svg:x="2.1cm" svg:y="14.287cm" presentation:class="notes" presentation:user-transformed="true">
            <draw:text-box>
              <text:p text:style-name="P17"><text:span text:style-name="T6">Задача: обеспечить надежное хранение данных на нескольких серверах с возможностью записи на любом сервере (что полезно, например, для геораспределенной системы).</text:span></text:p>
              <text:p text:style-name="P17"><text:span text:style-name="T6">Для решения можно использовать двунаправленную репликацию, передавая изменения в одних и тех же таблицах от одного сервера</text:span><text:span text:style-name="T6"><text:line-break/></text:span><text:span text:style-name="T6">к другому и обратно.</text:span></text:p>
              <text:p text:style-name="P17"><text:span text:style-name="T6">Двунаправленная репликация появилась в PostgreSQL 16: можно одновременно опубликовать таблицу и подписаться на ее изменения</text:span><text:span text:style-name="T6"><text:line-break/></text:span><text:span text:style-name="T6">на другом сервере.</text:span></text:p>
              <text:p text:style-name="P17"><text:span text:style-name="T6">Конечно, прикладная система должна быть построена таким образом, чтобы избегать конфликтов при изменении данных в одних и тех же таблицах. Например, использовать глобальные уникальные идентификаторы или гарантировать, что разные серверы работают</text:span><text:span text:style-name="T6"><text:line-break/></text:span><text:span text:style-name="T6">с разными диапазонами ключей.</text:span></text:p>
              <text:p text:style-name="P17"><text:span text:style-name="T6">Надо учитывать, что система мастер-мастер, построенная на логической репликации, не обеспечивает сама по себе выполнение глобальных распределенных транзакций и, следовательно, согласованность данных между серверами. Кроме того, никаких средств для автоматизации обработки сбоев, подключения или удаления узлов из кластера и т. п. в PostgreSQL не предусмотрено — эти задачи должны решаться внешним средствами.</text:span></text:p>
            </draw:text-box>
          </draw:frame>
        </presentation:notes>
      </draw:page>
      <draw:page draw:name="page17"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Итоги</text:span></text:p>
          </draw:text-box>
        </draw:frame>
        <draw:frame presentation:style-name="pr4" draw:text-style-name="P16" draw:layer="layout" svg:width="25.6cm" svg:height="14.4cm" svg:x="1.2cm" svg:y="4.8cm" presentation:class="outline" presentation:user-transformed="true">
          <draw:text-box>
            <text:list text:style-name="L3">
              <text:list-item>
                <text:p text:style-name="P8"><text:span text:style-name="T33">Логическая репликация передает изменения строк</text:span><text:span text:style-name="T33"><text:line-break/></text:span><text:span text:style-name="T33">отдельных таблиц</text:span></text:p>
                <text:list>
                  <text:list-item>
                    <text:p><text:span text:style-name="T32">разнонаправленная</text:span></text:p>
                  </text:list-item>
                  <text:list-item>
                    <text:p><text:span text:style-name="T32">совместимость на уровне протокола</text:span></text:p>
                  </text:list-item>
                </text:list>
              </text:list-item>
              <text:list-item>
                <text:p><text:span text:style-name="T33">Модель публикация — подписчик</text:span></text:p>
              </text:list-item>
              <text:list-item>
                <text:p><text:span text:style-name="T33">Следует учитывать имеющиеся ограничения</text:span></text:p>
              </text:list-item>
            </text:list>
          </draw:text-box>
        </draw:frame>
        <presentation:notes draw:style-name="dp2">
          <draw:page-thumbnail draw:style-name="gr2" draw:layer="layout" svg:width="14.848cm" svg:height="11.136cm" svg:x="3.075cm" svg:y="2.257cm" draw:page-number="17" presentation:class="page"/>
          <draw:frame presentation:style-name="pr5" draw:text-style-name="P64" draw:layer="layout" svg:width="16.799cm" svg:height="13.364cm" svg:x="2.1cm" svg:y="14.107cm" presentation:class="notes" presentation:placeholder="true">
            <draw:text-box/>
          </draw:frame>
        </presentation:notes>
      </draw:page>
      <draw:page draw:name="page18" draw:style-name="dp1" draw:master-page-name="master" presentation:presentation-page-layout-name="AL1T1">
        <office:forms form:automatic-focus="false" form:apply-design-mode="false"/>
        <draw:frame presentation:style-name="pr13" draw:layer="layout" svg:width="19.8cm" svg:height="1.741cm" svg:x="1.2cm" svg:y="0.737cm" presentation:class="title" presentation:user-transformed="true">
          <draw:text-box>
            <text:p><text:span text:style-name="T10">Практика</text:span></text:p>
          </draw:text-box>
        </draw:frame>
        <draw:frame presentation:style-name="pr23" draw:text-style-name="P66" draw:layer="layout" svg:width="25.6cm" svg:height="14.4cm" svg:x="1.2cm" svg:y="4.8cm" presentation:class="outline" presentation:user-transformed="true">
          <draw:text-box>
            <text:list text:style-name="L5">
              <text:list-item>
                <text:p text:style-name="P65"><text:span text:style-name="T35">Настройте логическую репликацию произвольной таблицы</text:span><text:span text:style-name="T35"><text:line-break/></text:span><text:span text:style-name="T35">в другую на том же самом сервере.</text:span></text:p>
              </text:list-item>
              <text:list-item>
                <text:p text:style-name="P65"><text:span text:style-name="T35">Настройте двунаправленную логическую репликацию одной и той же таблицы на двух разных серверах.</text:span></text:p>
              </text:list-item>
            </text:list>
          </draw:text-box>
        </draw:frame>
        <presentation:notes draw:style-name="dp2">
          <draw:page-thumbnail draw:style-name="gr2" draw:layer="layout" svg:width="14.848cm" svg:height="11.136cm" svg:x="3.075cm" svg:y="2.257cm" draw:page-number="18" presentation:class="page"/>
          <draw:frame presentation:style-name="pr15" draw:text-style-name="P67" draw:layer="layout" svg:width="16.799cm" svg:height="13.364cm" svg:x="2.1cm" svg:y="14.107cm" presentation:class="notes" presentation:user-transformed="true">
            <draw:text-box>
              <text:p text:style-name="P17"><text:span text:style-name="T36">1. </text:span><text:span text:style-name="T37">Если попробовать выполнить обычные действия, команда CREATE SUBSCRIPTION «повиснет». Внимательно изучите документацию:</text:span></text:p>
              <text:p text:style-name="P17"><text:span text:style-name="T38"><text:a xlink:href="https://postgrespro.ru/docs/postgresql/16/sql-createsubscription" xlink:type="simple">https://postgrespro.ru/docs/postgresql/16/sql-createsubscription</text:a></text:span></text:p>
              <text:p text:style-name="P17"><text:span text:style-name="T37"/></text:p>
              <text:p text:style-name="P17"><text:span text:style-name="T37">2. Склонируйте второй сервер из резервной копии, как было показано</text:span><text:span text:style-name="T37"><text:line-break/></text:span><text:span text:style-name="T37">в демонстрации.</text:span></text:p>
              <text:p text:style-name="P17"><text:span text:style-name="T37">При создании подписок на обоих серверах укажите следующие параметры: copy_data = false, origin = none.</text:span></text:p>
              <text:p text:style-name="P17"><text:span text:style-name="T37"/></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fixed"/>
    <style:font-face style:name="Liberation Mono1"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adornments="Regular" style:font-family-generic="swiss"/>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Empty" xlink:href="Pictures/10000000000000080000000827EECF9B.png" xlink:type="simple" xlink:show="embed" xlink:actuate="onLoad"/>
    <draw:opacity draw:name="Transparency_20_2" draw:display-name="Transparency 2" draw:style="linear" draw:start="100%" draw:end="50%" draw:angle="0deg" draw:border="25%">
      <loext:opacity-stop svg:offset="0" svg:stop-opacity="1"/>
      <loext:opacity-stop svg:offset="1" svg:stop-opacity="0.501960784313726"/>
    </draw:opacity>
    <draw:marker draw:name="Arrow" svg:viewBox="0 0 20 30" svg:d="M10 0l-10 30h20z"/>
    <draw:marker draw:name="Arrow_20_concave" draw:display-name="Arrow concave" svg:viewBox="0 0 1131 1580" svg:d="M1013 1491l118 89-567-1580-564 1580 114-85 136-68 148-46 161-17 161 13 153 4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aster-backgroundobjects">
      <style:graphic-properties draw:stroke="none" draw:fill="gradient" draw:fill-color="#f0e6ff" draw:fill-gradient-name="Gradient_20_2" draw:textarea-vertical-align="middle" draw:auto-grow-height="false" loext:decorative="false"/>
    </style:style>
    <style:style style:name="Mpr2" style:family="presentation" style:parent-style-name="master-outline1">
      <style:graphic-properties fo:min-height="12.18cm" loext:decorative="false"/>
      <style:paragraph-properties style:writing-mode="lr-tb"/>
    </style:style>
    <style:style style:name="Mpr3"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6" style:family="presentation" style:parent-style-name="master1_5f_-backgroundobjects">
      <style:graphic-properties draw:stroke="none" draw:fill="none" draw:fill-color="#ffffff" draw:auto-grow-height="false" fo:min-height="1.485cm" loext:decorative="false"/>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master_5f_-backgroundobjects">
      <style:graphic-properties draw:stroke="none" draw:fill="gradient" draw:fill-color="#f0e6ff" draw:fill-gradient-name="Gradient_20_2" draw:textarea-vertical-align="middle" draw:auto-grow-height="false" fo:min-height="2.8cm" fo:min-width="28cm" loext:decorative="false"/>
    </style:style>
    <style:style style:name="Mpr9" style:family="presentation" style:parent-style-name="master_5f_-outline1">
      <style:graphic-properties fo:min-height="12.18cm" loext:decorative="false"/>
      <style:paragraph-properties style:writing-mode="lr-tb"/>
    </style:style>
    <style:style style:name="Mpr10" style:family="presentation" style:parent-style-name="master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master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style>
    <style:style style:name="MP8" style:family="paragraph">
      <loext:graphic-properties draw:fill="none"/>
      <style:paragraph-properties fo:text-align="center"/>
    </style:style>
    <style:style style:name="MP9"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2.2cm" svg:height="1.19cm" svg:x="24.6cm" svg:y="19.2cm">
        <draw:text-box>
          <text:p text:style-name="MP6"><text:span text:style-name="MT5"><text:page-number>&lt;number&gt;</text:page-number></text:span></text:p>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0cm">
        <draw:image xlink:href="Pictures/10000000000008A80000067E94903FC7.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9"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8"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C942A7B3.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8"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9"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2.2cm" svg:height="1.19cm" svg:x="24.6cm" svg:y="19.2cm">
        <draw:text-box>
          <text:p text:style-name="MP6"><text:span text:style-name="MT5"><text:page-number>&lt;number&gt;</text:page-number></text:span></text:p>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1T16:50:20.766729314</meta:creation-date>
    <meta:editing-duration>P23DT2H29M37S</meta:editing-duration>
    <meta:editing-cycles>1170</meta:editing-cycles>
    <meta:generator>LibreOffice/24.8.3.2$Linux_X86_64 LibreOffice_project/480$Build-2</meta:generator>
    <dc:date>2025-02-03T23:51:46.413983774</dc:date>
    <meta:document-statistic meta:object-count="265"/>
    <meta:template xlink:type="simple" xlink:actuate="onRequest" xlink:title="master" xlink:href="../../../../tmp/DBA1/master.otp" meta:date="2015-06-01T16:50:20.490561969"/>
  </office:meta>
</office:document-meta>
</file>